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fo:font-weight="bold" officeooo:paragraph-rsid="003d445e" style:font-weight-asian="bold" style:font-weight-complex="bold"/>
    </style:style>
    <style:style style:name="P19" style:family="paragraph" style:parent-style-name="Text_20_body">
      <style:text-properties fo:font-weight="bold" officeooo:rsid="0042aa03" officeooo:paragraph-rsid="0042aa03" style:font-weight-asian="bold" style:font-weight-complex="bold"/>
    </style:style>
    <style:style style:name="P20" style:family="paragraph" style:parent-style-name="Text_20_body">
      <style:text-properties fo:font-weight="bold" officeooo:paragraph-rsid="00501f70" style:font-weight-asian="bold" style:font-weight-complex="bold"/>
    </style:style>
    <style:style style:name="P21" style:family="paragraph" style:parent-style-name="Text_20_body">
      <style:text-properties officeooo:rsid="002d1a6d" officeooo:paragraph-rsid="002d1a6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normal" officeooo:paragraph-rsid="002d1a6d" style:font-weight-asian="normal" style:font-weight-complex="normal"/>
    </style:style>
    <style:style style:name="P24" style:family="paragraph" style:parent-style-name="Text_20_body">
      <style:text-properties fo:font-weight="normal" officeooo:rsid="002d1a6d" officeooo:paragraph-rsid="002d995b" style:font-weight-asian="normal" style:font-weight-complex="normal"/>
    </style:style>
    <style:style style:name="P25" style:family="paragraph" style:parent-style-name="Text_20_body">
      <style:text-properties fo:font-weight="normal" officeooo:rsid="002d995b" officeooo:paragraph-rsid="002d995b" style:font-weight-asian="normal" style:font-weight-complex="normal"/>
    </style:style>
    <style:style style:name="P26" style:family="paragraph" style:parent-style-name="Text_20_body">
      <style:text-properties fo:font-weight="normal" officeooo:paragraph-rsid="00359dff" style:font-weight-asian="normal" style:font-weight-complex="normal"/>
    </style:style>
    <style:style style:name="P27" style:family="paragraph" style:parent-style-name="Text_20_body">
      <style:text-properties fo:font-weight="normal" officeooo:rsid="0036be99" officeooo:paragraph-rsid="0036be99" style:font-weight-asian="normal" style:font-weight-complex="normal"/>
    </style:style>
    <style:style style:name="P28" style:family="paragraph" style:parent-style-name="Text_20_body">
      <style:text-properties fo:font-weight="normal" officeooo:rsid="003d445e" officeooo:paragraph-rsid="003d445e" style:font-weight-asian="normal" style:font-weight-complex="normal"/>
    </style:style>
    <style:style style:name="P29" style:family="paragraph" style:parent-style-name="Text_20_body">
      <style:text-properties fo:font-weight="normal" officeooo:rsid="0040091b" officeooo:paragraph-rsid="0040091b" style:font-weight-asian="normal" style:font-weight-complex="normal"/>
    </style:style>
    <style:style style:name="P30" style:family="paragraph" style:parent-style-name="Text_20_body">
      <style:text-properties fo:font-weight="normal" officeooo:rsid="0046961c" officeooo:paragraph-rsid="0046961c" style:font-weight-asian="normal" style:font-weight-complex="normal"/>
    </style:style>
    <style:style style:name="P31" style:family="paragraph" style:parent-style-name="Text_20_body">
      <style:text-properties fo:font-weight="normal" officeooo:rsid="004f1857" officeooo:paragraph-rsid="004f1857" style:font-weight-asian="normal" style:font-weight-complex="normal"/>
    </style:style>
    <style:style style:name="P32" style:family="paragraph" style:parent-style-name="Text_20_body">
      <style:text-properties fo:font-weight="normal" officeooo:rsid="00501f70" officeooo:paragraph-rsid="00501f70" style:font-weight-asian="normal" style:font-weight-complex="normal"/>
    </style:style>
    <style:style style:name="P33" style:family="paragraph" style:parent-style-name="Text_20_body">
      <style:text-properties officeooo:rsid="002d995b" officeooo:paragraph-rsid="002d995b"/>
    </style:style>
    <style:style style:name="P34" style:family="paragraph" style:parent-style-name="Text_20_body">
      <style:paragraph-properties fo:text-align="start" style:justify-single-word="false"/>
      <style:text-properties officeooo:rsid="002d995b" officeooo:paragraph-rsid="002d995b"/>
    </style:style>
    <style:style style:name="P35" style:family="paragraph" style:parent-style-name="Text_20_body">
      <style:text-properties officeooo:rsid="002f3517" officeooo:paragraph-rsid="002f3517"/>
    </style:style>
    <style:style style:name="P36" style:family="paragraph" style:parent-style-name="Text_20_body">
      <style:text-properties officeooo:rsid="002bfe51" officeooo:paragraph-rsid="002d1a6d"/>
    </style:style>
    <style:style style:name="P37" style:family="paragraph" style:parent-style-name="Text_20_body">
      <style:text-properties officeooo:rsid="002f88f6"/>
    </style:style>
    <style:style style:name="P38" style:family="paragraph" style:parent-style-name="Text_20_body">
      <style:text-properties officeooo:rsid="002f88f6" officeooo:paragraph-rsid="002f88f6"/>
    </style:style>
    <style:style style:name="P39" style:family="paragraph" style:parent-style-name="Text_20_body">
      <style:text-properties officeooo:rsid="00300d6a" officeooo:paragraph-rsid="00300d6a"/>
    </style:style>
    <style:style style:name="P40" style:family="paragraph" style:parent-style-name="Text_20_body">
      <style:text-properties officeooo:rsid="00311dff" officeooo:paragraph-rsid="00311dff"/>
    </style:style>
    <style:style style:name="P41" style:family="paragraph" style:parent-style-name="Text_20_body">
      <style:text-properties officeooo:rsid="00320e2c" officeooo:paragraph-rsid="00320e2c"/>
    </style:style>
    <style:style style:name="P42" style:family="paragraph" style:parent-style-name="Text_20_body">
      <style:text-properties officeooo:rsid="0032140e" officeooo:paragraph-rsid="0032140e"/>
    </style:style>
    <style:style style:name="P43" style:family="paragraph" style:parent-style-name="Text_20_body">
      <style:text-properties officeooo:rsid="0032e23b" officeooo:paragraph-rsid="0032e23b"/>
    </style:style>
    <style:style style:name="P44" style:family="paragraph" style:parent-style-name="Text_20_body">
      <style:text-properties officeooo:rsid="0033031e" officeooo:paragraph-rsid="0033031e"/>
    </style:style>
    <style:style style:name="P45" style:family="paragraph" style:parent-style-name="Text_20_body">
      <style:text-properties officeooo:rsid="00344d0b" officeooo:paragraph-rsid="00344d0b"/>
    </style:style>
    <style:style style:name="P46" style:family="paragraph" style:parent-style-name="Text_20_body">
      <style:text-properties officeooo:paragraph-rsid="00344d0b"/>
    </style:style>
    <style:style style:name="P47" style:family="paragraph" style:parent-style-name="Text_20_body">
      <style:text-properties officeooo:rsid="00359dff" officeooo:paragraph-rsid="00359dff"/>
    </style:style>
    <style:style style:name="P48" style:family="paragraph" style:parent-style-name="Text_20_body">
      <style:text-properties officeooo:paragraph-rsid="003797eb"/>
    </style:style>
    <style:style style:name="P49" style:family="paragraph" style:parent-style-name="Text_20_body">
      <style:text-properties officeooo:rsid="003cffc2" officeooo:paragraph-rsid="003cffc2"/>
    </style:style>
    <style:style style:name="P50" style:family="paragraph" style:parent-style-name="Text_20_body">
      <style:text-properties officeooo:rsid="003797eb" officeooo:paragraph-rsid="003797eb"/>
    </style:style>
    <style:style style:name="P51" style:family="paragraph" style:parent-style-name="Text_20_body">
      <style:text-properties officeooo:rsid="003cb76b" officeooo:paragraph-rsid="003cb76b"/>
    </style:style>
    <style:style style:name="P52" style:family="paragraph" style:parent-style-name="Text_20_body">
      <style:text-properties officeooo:paragraph-rsid="003d445e"/>
    </style:style>
    <style:style style:name="P53" style:family="paragraph" style:parent-style-name="Text_20_body">
      <style:text-properties officeooo:rsid="003d445e" officeooo:paragraph-rsid="003d445e"/>
    </style:style>
    <style:style style:name="P54" style:family="paragraph" style:parent-style-name="Text_20_body">
      <style:text-properties officeooo:paragraph-rsid="0040091b"/>
    </style:style>
    <style:style style:name="P55" style:family="paragraph" style:parent-style-name="Text_20_body">
      <style:text-properties officeooo:paragraph-rsid="0042aa03"/>
    </style:style>
    <style:style style:name="P56" style:family="paragraph" style:parent-style-name="Text_20_body">
      <style:text-properties officeooo:paragraph-rsid="004633df"/>
    </style:style>
    <style:style style:name="P57" style:family="paragraph" style:parent-style-name="Text_20_body">
      <style:text-properties officeooo:paragraph-rsid="00488ba6"/>
    </style:style>
    <style:style style:name="P58" style:family="paragraph" style:parent-style-name="Text_20_body">
      <style:text-properties officeooo:rsid="003f3d03" officeooo:paragraph-rsid="003f3d03"/>
    </style:style>
    <style:style style:name="P59" style:family="paragraph" style:parent-style-name="Text_20_body">
      <style:text-properties officeooo:rsid="0040091b" officeooo:paragraph-rsid="0040091b"/>
    </style:style>
    <style:style style:name="P60" style:family="paragraph" style:parent-style-name="Text_20_body">
      <style:text-properties officeooo:rsid="0041d29c" officeooo:paragraph-rsid="0041d29c"/>
    </style:style>
    <style:style style:name="P61" style:family="paragraph" style:parent-style-name="Text_20_body">
      <style:text-properties officeooo:rsid="0042aa03" officeooo:paragraph-rsid="0042aa03"/>
    </style:style>
    <style:style style:name="P62" style:family="paragraph" style:parent-style-name="Text_20_body">
      <style:text-properties officeooo:rsid="004633df"/>
    </style:style>
    <style:style style:name="P63" style:family="paragraph" style:parent-style-name="Text_20_body">
      <style:text-properties officeooo:rsid="004633df" officeooo:paragraph-rsid="004633df"/>
    </style:style>
    <style:style style:name="P64" style:family="paragraph" style:parent-style-name="Text_20_body">
      <style:text-properties officeooo:rsid="0046961c" officeooo:paragraph-rsid="0046961c"/>
    </style:style>
    <style:style style:name="P65" style:family="paragraph" style:parent-style-name="Text_20_body">
      <style:text-properties officeooo:rsid="004b186c" officeooo:paragraph-rsid="004b186c"/>
    </style:style>
    <style:style style:name="P66" style:family="paragraph" style:parent-style-name="Text_20_body">
      <style:text-properties officeooo:rsid="004c5e2c" officeooo:paragraph-rsid="004c5e2c"/>
    </style:style>
    <style:style style:name="P67" style:family="paragraph" style:parent-style-name="Text_20_body">
      <style:text-properties officeooo:rsid="004f1857" officeooo:paragraph-rsid="004f1857"/>
    </style:style>
    <style:style style:name="P68" style:family="paragraph" style:parent-style-name="Text_20_body">
      <style:text-properties officeooo:paragraph-rsid="00516726"/>
    </style:style>
    <style:style style:name="P69" style:family="paragraph" style:parent-style-name="Text_20_body">
      <style:text-properties officeooo:paragraph-rsid="00522144"/>
    </style:style>
    <style:style style:name="P70" style:family="paragraph" style:parent-style-name="Text_20_body">
      <style:text-properties officeooo:paragraph-rsid="005536a2"/>
    </style:style>
    <style:style style:name="P71" style:family="paragraph" style:parent-style-name="Text_20_body">
      <style:text-properties officeooo:rsid="00522144" officeooo:paragraph-rsid="00522144"/>
    </style:style>
    <style:style style:name="P72" style:family="paragraph" style:parent-style-name="Text_20_body">
      <style:text-properties officeooo:rsid="0053221f" officeooo:paragraph-rsid="0053221f"/>
    </style:style>
    <style:style style:name="P73" style:family="paragraph" style:parent-style-name="Text_20_body">
      <style:text-properties officeooo:rsid="0053fba9" officeooo:paragraph-rsid="0053fba9"/>
    </style:style>
    <style:style style:name="P74" style:family="paragraph" style:parent-style-name="Text_20_body">
      <style:text-properties officeooo:rsid="005409cb"/>
    </style:style>
    <style:style style:name="P75" style:family="paragraph" style:parent-style-name="Text_20_body">
      <style:text-properties officeooo:rsid="005409cb" officeooo:paragraph-rsid="005409cb"/>
    </style:style>
    <style:style style:name="P76" style:family="paragraph" style:parent-style-name="Text_20_body">
      <style:text-properties officeooo:rsid="005536a2" officeooo:paragraph-rsid="005536a2"/>
    </style:style>
    <style:style style:name="P77" style:family="paragraph" style:parent-style-name="Text_20_body">
      <style:text-properties officeooo:paragraph-rsid="0055e172"/>
    </style:style>
    <style:style style:name="P78" style:family="paragraph" style:parent-style-name="Text_20_body">
      <style:text-properties officeooo:rsid="0055e172" officeooo:paragraph-rsid="0055e172"/>
    </style:style>
    <style:style style:name="P79" style:family="paragraph" style:parent-style-name="Text_20_body">
      <style:text-properties officeooo:rsid="00568fed" officeooo:paragraph-rsid="00568fed"/>
    </style:style>
    <style:style style:name="P80" style:family="paragraph" style:parent-style-name="Text_20_body">
      <style:text-properties officeooo:rsid="005843e2" officeooo:paragraph-rsid="005843e2"/>
    </style:style>
    <style:style style:name="P81" style:family="paragraph" style:parent-style-name="Text_20_body">
      <style:text-properties officeooo:rsid="0059f3a5" officeooo:paragraph-rsid="0059f3a5"/>
    </style:style>
    <style:style style:name="P82" style:family="paragraph" style:parent-style-name="Text_20_body">
      <style:text-properties officeooo:paragraph-rsid="0059f3a5"/>
    </style:style>
    <style:style style:name="P83"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84"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85"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86"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87"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88"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89"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90"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91"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92"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93" style:family="paragraph" style:parent-style-name="Text_20_body">
      <style:text-properties officeooo:rsid="0059f3a5" officeooo:paragraph-rsid="0059f3a5"/>
    </style:style>
    <style:style style:name="P94" style:family="paragraph" style:parent-style-name="Text_20_body">
      <style:text-properties officeooo:rsid="005ad32d" officeooo:paragraph-rsid="005ad32d"/>
    </style:style>
    <style:style style:name="P95" style:family="paragraph" style:parent-style-name="Text_20_body">
      <style:text-properties fo:font-weight="bold" style:font-weight-asian="bold" style:font-weight-complex="bold"/>
    </style:style>
    <style:style style:name="P96" style:family="paragraph" style:parent-style-name="Text_20_body">
      <style:text-properties officeooo:paragraph-rsid="005bfa94"/>
    </style:style>
    <style:style style:name="P97" style:family="paragraph" style:parent-style-name="Text_20_body">
      <style:text-properties officeooo:rsid="005d384b" officeooo:paragraph-rsid="005d384b"/>
    </style:style>
    <style:style style:name="P98" style:family="paragraph" style:parent-style-name="Text_20_body">
      <style:text-properties officeooo:paragraph-rsid="005d384b"/>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officeooo:rsid="00197e48"/>
    </style:style>
    <style:style style:name="T36" style:family="text">
      <style:text-properties officeooo:rsid="001b3c61"/>
    </style:style>
    <style:style style:name="T37" style:family="text">
      <style:text-properties officeooo:rsid="001de50c"/>
    </style:style>
    <style:style style:name="T38" style:family="text">
      <style:text-properties officeooo:rsid="0020db95"/>
    </style:style>
    <style:style style:name="T39" style:family="text">
      <style:text-properties officeooo:rsid="00242bf7"/>
    </style:style>
    <style:style style:name="T40" style:family="text">
      <style:text-properties officeooo:rsid="0028b9b6"/>
    </style:style>
    <style:style style:name="T41" style:family="text">
      <style:text-properties officeooo:rsid="002bfe51"/>
    </style:style>
    <style:style style:name="T42" style:family="text">
      <style:text-properties officeooo:rsid="002d1a6d"/>
    </style:style>
    <style:style style:name="T43" style:family="text">
      <style:text-properties officeooo:rsid="002d995b"/>
    </style:style>
    <style:style style:name="T44" style:family="text">
      <style:text-properties officeooo:rsid="002f3517"/>
    </style:style>
    <style:style style:name="T45" style:family="text">
      <style:text-properties officeooo:rsid="00311dff"/>
    </style:style>
    <style:style style:name="T46" style:family="text">
      <style:text-properties officeooo:rsid="0032140e"/>
    </style:style>
    <style:style style:name="T47" style:family="text">
      <style:text-properties officeooo:rsid="0033031e"/>
    </style:style>
    <style:style style:name="T48" style:family="text">
      <style:text-properties officeooo:rsid="00344d0b"/>
    </style:style>
    <style:style style:name="T49" style:family="text">
      <style:text-properties officeooo:rsid="00359dff"/>
    </style:style>
    <style:style style:name="T50" style:family="text">
      <style:text-properties fo:font-weight="bold" style:font-weight-asian="bold" style:font-weight-complex="bold"/>
    </style:style>
    <style:style style:name="T51" style:family="text">
      <style:text-properties fo:font-weight="bold" officeooo:rsid="0049c890" style:font-weight-asian="bold" style:font-weight-complex="bold"/>
    </style:style>
    <style:style style:name="T52" style:family="text">
      <style:text-properties fo:font-weight="bold" officeooo:rsid="004c5e2c" style:font-weight-asian="bold" style:font-weight-complex="bold"/>
    </style:style>
    <style:style style:name="T53" style:family="text">
      <style:text-properties officeooo:rsid="0036be99"/>
    </style:style>
    <style:style style:name="T54" style:family="text">
      <style:text-properties officeooo:rsid="003797eb"/>
    </style:style>
    <style:style style:name="T55" style:family="text">
      <style:text-properties officeooo:rsid="003b0bfd"/>
    </style:style>
    <style:style style:name="T56" style:family="text">
      <style:text-properties officeooo:rsid="003cb76b"/>
    </style:style>
    <style:style style:name="T57" style:family="text">
      <style:text-properties officeooo:rsid="003cffc2"/>
    </style:style>
    <style:style style:name="T58" style:family="text">
      <style:text-properties officeooo:rsid="003d445e"/>
    </style:style>
    <style:style style:name="T59" style:family="text">
      <style:text-properties fo:font-weight="normal" style:font-weight-asian="normal" style:font-weight-complex="normal"/>
    </style:style>
    <style:style style:name="T60" style:family="text">
      <style:text-properties fo:font-weight="normal" officeooo:rsid="003d445e" style:font-weight-asian="normal" style:font-weight-complex="normal"/>
    </style:style>
    <style:style style:name="T61" style:family="text">
      <style:text-properties fo:font-weight="normal" officeooo:rsid="005bfa94" style:font-weight-asian="normal" style:font-weight-complex="normal"/>
    </style:style>
    <style:style style:name="T62" style:family="text">
      <style:text-properties officeooo:rsid="003f3d03"/>
    </style:style>
    <style:style style:name="T63" style:family="text">
      <style:text-properties officeooo:rsid="0040091b"/>
    </style:style>
    <style:style style:name="T64" style:family="text">
      <style:text-properties officeooo:rsid="0041d29c"/>
    </style:style>
    <style:style style:name="T65" style:family="text">
      <style:text-properties fo:font-variant="normal" fo:text-transform="none" fo:color="#000000" loext:opacity="100%" style:font-name="Times New Roman" fo:font-size="12pt" fo:letter-spacing="normal" fo:font-style="normal" fo:font-weight="normal"/>
    </style:style>
    <style:style style:name="T66" style:family="text">
      <style:text-properties officeooo:rsid="0042aa03"/>
    </style:style>
    <style:style style:name="T67" style:family="text">
      <style:text-properties officeooo:rsid="004633df"/>
    </style:style>
    <style:style style:name="T68" style:family="text">
      <style:text-properties officeooo:rsid="0046961c"/>
    </style:style>
    <style:style style:name="T69" style:family="text">
      <style:text-properties officeooo:rsid="00488ba6"/>
    </style:style>
    <style:style style:name="T70" style:family="text">
      <style:text-properties officeooo:rsid="004a4783"/>
    </style:style>
    <style:style style:name="T71" style:family="text">
      <style:text-properties officeooo:rsid="004b186c"/>
    </style:style>
    <style:style style:name="T72" style:family="text">
      <style:text-properties officeooo:rsid="004c5e2c"/>
    </style:style>
    <style:style style:name="T73" style:family="text">
      <style:text-properties officeooo:rsid="004f1857"/>
    </style:style>
    <style:style style:name="T74" style:family="text">
      <style:text-properties officeooo:rsid="00501f70"/>
    </style:style>
    <style:style style:name="T75" style:family="text">
      <style:text-properties officeooo:rsid="00516726"/>
    </style:style>
    <style:style style:name="T76" style:family="text">
      <style:text-properties officeooo:rsid="00522144"/>
    </style:style>
    <style:style style:name="T77" style:family="text">
      <style:text-properties officeooo:rsid="0053221f"/>
    </style:style>
    <style:style style:name="T78" style:family="text">
      <style:text-properties officeooo:rsid="0053fba9"/>
    </style:style>
    <style:style style:name="T79" style:family="text">
      <style:text-properties officeooo:rsid="005409cb"/>
    </style:style>
    <style:style style:name="T80" style:family="text">
      <style:text-properties officeooo:rsid="005536a2"/>
    </style:style>
    <style:style style:name="T81" style:family="text">
      <style:text-properties officeooo:rsid="0055e172"/>
    </style:style>
    <style:style style:name="T82" style:family="text">
      <style:text-properties officeooo:rsid="00568fed"/>
    </style:style>
    <style:style style:name="T83" style:family="text">
      <style:text-properties officeooo:rsid="005843e2"/>
    </style:style>
    <style:style style:name="T84" style:family="text">
      <style:text-properties officeooo:rsid="0059f3a5"/>
    </style:style>
    <style:style style:name="T85" style:family="text">
      <style:text-properties officeooo:rsid="005ad32d"/>
    </style:style>
    <style:style style:name="T86" style:family="text">
      <style:text-properties officeooo:rsid="005bfa94"/>
    </style:style>
    <style:style style:name="T87" style:family="text">
      <style:text-properties officeooo:rsid="005c94b8"/>
    </style:style>
    <style:style style:name="T88" style:family="text">
      <style:text-properties officeooo:rsid="005d384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71">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35">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466853016" text:style-name="L1">
        <text:list-item>
          <text:p text:style-name="P83">Wybierz innego BG. Z nieznanych Tobie powodów, ta postać jest kompletnie odporna na Twoje zdolności specjalizacji, niezależnie od tego, czy pragniesz mu nimi pomóc, czy zagrozić.</text:p>
        </text:list-item>
        <text:list-item>
          <text:p text:style-name="P83">Wybierz innego BG. Wiedziałeś o jego istnieniu przez lata, ale nie sądziłeś, że on Ciebie znał.</text:p>
        </text:list-item>
        <text:list-item>
          <text:p text:style-name="P83">Wybierz innego BG. Zawsze chcesz mu zaimponować, ale sam nie wiesz czemu.</text:p>
        </text:list-item>
        <text:list-item>
          <text:p text:style-name="P83">Wybierz innego BG. Ta postać ma nawyk, który Cię wkurza, ale poza tym jesteś pod wrażeniem jej zdolności.</text:p>
        </text:list-item>
        <text:list-item>
          <text:p text:style-name="P83">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83">Wybierz innego BG. Jeśli znajduje się on w <text:span text:style-name="T36">bliski zasięgu kiedy walczysz, czasami zapewnia on atut, a czasami utrudnia Twój test na atak (szansa 50% na jedno lub drugie, rzucane raz na walkę).</text:span></text:p>
        </text:list-item>
        <text:list-item>
          <text:p text:style-name="P84">Wybierz innego BG. <text:span text:style-name="T36">Kiedyś ocaliłeś mu życie i teraz ma dług wdzięczności. Nie jesteś z tego jakoś bardzo zachwycony – zrobiłeś, co należało zrobić i tyle.</text:span></text:p>
        </text:list-item>
        <text:list-item>
          <text:p text:style-name="P85">Wybierz innego BG. Ta postać ostatnio Cię wyśmiała, co naprawdę Cię zraniło. Jak zamierzasz sobie z tym poradzić (jeśli w ogóle) zależy od Ciebie.</text:p>
        </text:list-item>
        <text:list-item>
          <text:p text:style-name="P86">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86">Wybierz innego BG. Ta postać pochodzi z tego samego miejsca co ty i znaliście się jako dzieci. </text:p>
        </text:list-item>
        <text:list-item>
          <text:p text:style-name="P86">Wybierz innego BG. W przeszłości, nauczył on Cię paru trików dy wykorzystania w walce.</text:p>
        </text:list-item>
        <text:list-item>
          <text:p text:style-name="P86">Wybierz innego BG. Ta postać nie pochwala Twoich metod.</text:p>
        </text:list-item>
        <text:list-item>
          <text:p text:style-name="P86">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86">Wybierz innego BG. <text:span text:style-name="T37">Zawsze próbujesz zachwycić tą postać swoimi umiejętnociami, sprytem, wyglądem lub odwagą. Może jest ona Twoim rywalem, może pragniesz jej szacunku, a może jest ona Twoim obiektem westchnień.</text:span></text:p>
        </text:list-item>
        <text:list-item>
          <text:p text:style-name="P87"><text:soft-page-break/>Wybierz innego BG. Boisz się, że jest on zazdrosny o Twoje zdolności i martwisz się, że może to doprowadzić do problemów. </text:p>
        </text:list-item>
        <text:list-item>
          <text:p text:style-name="P87">Wybierz innego BG. Przypadkowo został złapany w pułapkę, którą założyłeś i musiał się wydostać z niej o własnych siłach.</text:p>
        </text:list-item>
        <text:list-item>
          <text:p text:style-name="P87">Wybierz innego BG. Kiedyś zostałeś zatrudniony, by wyśledzić kogoś, kto był blisko tej postaci.</text:p>
        </text:list-item>
        <text:list-item>
          <text:p text:style-name="P87">Wybierz dwóch BG (najlepiej takich, którzy mogą znaleźć się na trajektorii Twoich ataków). Kiedy nie trafiasz atakiem i MG decyduje, że atak uderzył w kogoś innego niż w Twój cel, trafia on w jedną tych dwóch postaci.</text:p>
        </text:list-item>
        <text:list-item>
          <text:p text:style-name="P87">Wybierz jednego BG. Nie jesteś pewien jak ani skąd, ale ta postać posiada butelki rzadkiego alkoholu i może go dla Ciebie sprowadzić za pół ceny.</text:p>
        </text:list-item>
        <text:list-item>
          <text:p text:style-name="P87">Wybierz jednego BG. Ostatnio straciłeś posiadany przedmiot i przekonałeś samego siebie, że to ten BG go skradł. Czy tak jest w istocie zależy od niego.</text:p>
        </text:list-item>
        <text:list-item>
          <text:p text:style-name="P88">Wybierz jednego BG. On zawsze zdaje się wiedzieć, gdzie jesteś, lub przynajmniej w którym kierunku się znajdujesz w relacji do niego.</text:p>
        </text:list-item>
        <text:list-item>
          <text:p text:style-name="P88">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88">Wybierz jednego BG. Coś sprawia, że jego obecność przeszkadza w Twoich zdolnościach. Kiedy stoi on obok Ciebie, Twoje zdolności specjalizacyjne kosztują 1 dodatkowy punkt więcej.</text:p>
        </text:list-item>
        <text:list-item>
          <text:p text:style-name="P88">Wybierz jednego BG. Coś sprawia, że uzupełnia on Twoje zdolności. Kiedy stoi on obok Ciebie, pierwsza zdolność specjalizacji, z której korzystasz w ciągu danej doby, kosztuje 2 punkty mniej.</text:p>
        </text:list-item>
        <text:list-item>
          <text:p text:style-name="P88">Wybierz jednego BG. Znasz tą postać już jakiś czas, i pomogła ona C<text:span text:style-name="T38">i</text:span> zyskać kontrolę nad Twoimi zdolnościami specjalizacyjnymi.</text:p>
        </text:list-item>
        <text:list-item>
          <text:p text:style-name="P88"><text:s/><text:span text:style-name="T38">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89">Wybierz jednego BG. Jego okazjonalna niezdarność i głośne zachowania irytują Cię.</text:p>
        </text:list-item>
        <text:list-item>
          <text:p text:style-name="P89">Wybierz jednego BG. W niedalekiej przeszłości, gdy trenowaliście, przypadkowo trafiłeś go swoim atakiem, poważnie go raniąc. To od niego zależy, czy żywi urazę, czy też może wybaczył tobie.</text:p>
        </text:list-item>
        <text:list-item>
          <text:p text:style-name="P89">Wybierz jednego BG. Wisi Ci on dużą sumę pieniędzy.</text:p>
        </text:list-item>
        <text:list-item>
          <text:p text:style-name="P89">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89"><text:soft-page-break/>Wybierz jednego BG. Niedawno, przypadkowo (lub celowo) sprawił on, że znalazłeś się w niebezpieczeństwie. Wszystko z Tobą teraz w porządku, ale masz się na baczności w jego obecności.</text:p>
        </text:list-item>
        <text:list-item>
          <text:p text:style-name="P90">Wybierz jednego BG. Z Twojego punktu widzenia, wydaje się on nerwowy w związku z pewną ideą, osobą lub sytuacją. Chciałbyś nauczyć go jak być bardziej wyluzowanym (jeśli tylko Ci na to pozwoli).</text:p>
        </text:list-item>
        <text:list-item>
          <text:p text:style-name="P90">Wybierz jednego BG. Kiedyś nazwał Cię on tchórzem.</text:p>
        </text:list-item>
        <text:list-item>
          <text:p text:style-name="P90">Wybierz jednego BG. Ta postać zawsze rozpoznaje Cię i Twoje ślady, nawet kiedy jesteś w przebraniu lub uciekłeś z danego miejsca dawno temu.</text:p>
        </text:list-item>
        <text:list-item>
          <text:p text:style-name="P90">Wybierz jednego BG. Niechcący spowodowałeś wypadek, który sprawił, że zapadł on w sen tak głęboki, że nie obudził się przez trzy dni. To, czy Ci wybaczył, czy też nie, zależy od niego.</text:p>
        </text:list-item>
        <text:list-item>
          <text:p text:style-name="P90">Wybierz jednego BG. Jesteś przekonany, że jesteście w jakiś sposób spokrewnieni.</text:p>
        </text:list-item>
        <text:list-item>
          <text:p text:style-name="P90">Wybierz jednego BG. Przypadkowo dowiedziałeś się czegoś, co on próbuje utrzymać w tajemnicy. </text:p>
        </text:list-item>
        <text:list-item>
          <text:p text:style-name="P90">Wybierz jednego BG. Jest on szczególnie wrażliwy na co bardziej widocznie zdolności Twojej specjalizacji, i czasami doznaje szoku trwającego parę rund, co utrudnia jego akcje. </text:p>
        </text:list-item>
        <text:list-item>
          <text:p text:style-name="P90">Wybierz jednego BG. Najwyraźniej posiada on cenny przedmiot, który kiedyś był Twój, a który przegrałeś w grach hazardowych lata temu.</text:p>
        </text:list-item>
        <text:list-item>
          <text:p text:style-name="P90">Wybierz jednego BG. Gdyby nie Ty, ta postać oblałaby w przeszłości test zdolności umysłowych.</text:p>
        </text:list-item>
        <text:list-item>
          <text:p text:style-name="P90">Wybierz jednego BG. Bazując na paru komentarzach, które podsłuchałeś, podejrzewasz, że nie darzy on Twojej strefy kompetencji lub ulubionego hobby wielką estymą. </text:p>
        </text:list-item>
        <text:list-item>
          <text:p text:style-name="P91">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91">Wybierz jednego BG. Panicznie boi się on wysokości. Chciałbyś nauczyć go, jak być bardziej wyluzowanym na wysokościach. To od niego zależy decyzja, czy się zgodzi zaakceptować Twoją pomoc.</text:p>
        </text:list-item>
        <text:list-item>
          <text:p text:style-name="P91">Wybierz jednego BG. <text:span text:style-name="T39">Jest on skeptyczny odnośnie Twoich twierdzeń o czymś ważnym, co się przytrafiło Tobie w przeszłości. Może on nawet chcieć cię zdyskredytować lub odkryć “tajemnicę” Twojej historii, choć to zależy od niego.</text:span></text:p>
        </text:list-item>
        <text:list-item>
          <text:p text:style-name="P92">Wybierz jednego BG. Ma on talent do dostrzegania, gdzie Twoje plany mają słabe punkty.</text:p>
        </text:list-item>
        <text:list-item>
          <text:p text:style-name="P92">Wybierz jednego BG. Twarz tej postaci jest tak intrygująca z powodów, których nie rozumiesz, że czasami ją szkicujesz w piasku lub innym medium, do którego masz dostęp.</text:p>
        </text:list-item>
        <text:list-item>
          <text:p text:style-name="P92">Wybierz jednego BG. Ta postać ma dodatkowy zwykły przedmiot od Ciebie – może to być coś, co zrobiłeś lub po prostu coś, co jej ofiarowałeś. (Dany gracz wybiera przedmiot.)</text:p>
        </text:list-item>
        <text:list-item>
          <text:p text:style-name="P92"><text:soft-page-break/>Wybierz jednego BG. Wynajął on Cię, byś wykonał dla niego pewną robotę. Otrzymałeś zapłatę, ale jeszcze nie wykonałeś tej pracy.</text:p>
        </text:list-item>
        <text:list-item>
          <text:p text:style-name="P92">Wybierz jednego BG. Pracowaliście razem kiedyś, i skończyło się to źle.</text:p>
        </text:list-item>
        <text:list-item>
          <text:p text:style-name="P92">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40">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41">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36">Twoje robotyczne twory robią to, czego od nich zażądasz. </text:p>
      <text:p text:style-name="P21"><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1">Poziom 1: Robot-Asystent</text:p>
      <text:p text:style-name="P21">Poziom 1: Twórco Robotów</text:p>
      <text:p text:style-name="P21">Poziom 2: Kontrola Robotów</text:p>
      <text:p text:style-name="P21">Poziom 3: Kompan-Ekspert lub Umiejętna Obrona</text:p>
      <text:p text:style-name="P21">Poziom 4: Unowocześnienie Robota</text:p>
      <text:p text:style-name="P21">Poziom 5: Armia Robotów</text:p>
      <text:p text:style-name="P21">Poziom 6: Robotyczna Ewolucja lub Unowocześnienie Robota</text:p>
      <text:p text:style-name="P21">Wtrącenie MG: Robot zostaje zhackowany, działa randomowo lub niespodziewanie wybucha.</text:p>
      <text:p text:style-name="P14">Chroni Słabszych</text:p>
      <text:p text:style-name="P24">Pomagasz słabszym, pragnącym pomocy i bezsilnym.</text:p>
      <text:p text:style-name="P22"><text:span text:style-name="T42">Poziom</text:span> 1: <text:span text:style-name="T42">Odwaga</text:span></text:p>
      <text:p text:style-name="P23"><text:span text:style-name="T42">Poziom</text:span> 1: <text:span text:style-name="T42">Tarcza Obronna</text:span></text:p>
      <text:p text:style-name="P23"><text:span text:style-name="T42">Poziom</text:span> 2: <text:span text:style-name="T43">Wierny Obrońca</text:span></text:p>
      <text:p text:style-name="P23"><text:span text:style-name="T42">Poziom</text:span> 2: <text:span text:style-name="T43">Empatia</text:span></text:p>
      <text:p text:style-name="P23"><text:span text:style-name="T42">Poziom</text:span> 3: <text:span text:style-name="T43">Podwójni Bronieni lub Prawdziwy Strażnik</text:span></text:p>
      <text:p text:style-name="P23"><text:span text:style-name="T42">Poziom</text:span> 4: <text:span text:style-name="T43">Wyzwanie Bojowe</text:span></text:p>
      <text:p text:style-name="P23"><text:span text:style-name="T42">Poziom</text:span> 5: <text:span text:style-name="T43">Chętna Ofiara</text:span></text:p>
      <text:p text:style-name="P23"><text:span text:style-name="T42">Poziom</text:span> 6: Res<text:span text:style-name="T43">uscytacja lub Prawdziwy Obrońca</text:span></text:p>
      <text:p text:style-name="P25">Wtrącenie MG: Postać skupiona na ochronie innych może czasami wystawić samą siebie do ataku.</text:p>
      <text:p text:style-name="P14">Chroni Wrota</text:p>
      <text:p text:style-name="P33">Każdy chce mieć Ciebie po swojej stronie w walce, ponieważ nic Cię nie omija.</text:p>
      <text:p text:style-name="P33">Poziom 1: Ufortyfikowana Pozycja</text:p>
      <text:p text:style-name="P33">Poziom 1: Do Mnie!</text:p>
      <text:p text:style-name="P33">Poziom 2: Moc i Umysł</text:p>
      <text:p text:style-name="P33">Poziom 3: Budujący Umocnienia lub Odbicie Ataków</text:p>
      <text:p text:style-name="P33">Poziom 4: Większa Ulepszona Moc</text:p>
      <text:p text:style-name="P33">Poziom 5: Pole Wzmacniające</text:p>
      <text:p text:style-name="P33">Poziom 6: Generacja Pola Siłowego lub Atak Oszałamiający</text:p>
      <text:p text:style-name="P34">Wtrącenie MG: Strategicznie ważna struktura się zapada. Wróg atakuje z niespodziewanej strony.</text:p>
      <text:p text:style-name="P14"><text:soft-page-break/>Dotyka Nieba</text:p>
      <text:p text:style-name="P33">Kontrolujesz pogodę.</text:p>
      <text:p text:style-name="P33">Poziom 1: Unoszenie się</text:p>
      <text:p text:style-name="P33">Poziom 2: <text:span text:style-name="T44">Zbroja Wiatru</text:span></text:p>
      <text:p text:style-name="P33">Poziom 3: <text:span text:style-name="T44">Promienie Mocy lub</text:span> <text:span text:style-name="T44">Przywołanie Burzy</text:span></text:p>
      <text:p text:style-name="P33">Poziom 4: <text:span text:style-name="T44">Jeździec Wiatru</text:span></text:p>
      <text:p text:style-name="P33">Poziom 5: <text:span text:style-name="T44">Emisja Zimna</text:span></text:p>
      <text:p text:style-name="P33">Poziom 6: <text:span text:style-name="T44">Kontrola Pogody lub</text:span> <text:span text:style-name="T44">Rydwan Wiatru</text:span></text:p>
      <text:p text:style-name="P35">Wtrącenie MG: Sojusznik jest przypadkowo trafiony przez błyskawicę. Niespodziewane uziemienie zadaje obrażenia. Pogoda jest zmieniona w niewłaściwy sposób i burza wyrywa się spod kontroli. </text:p>
      <text:p text:style-name="P14">Działa pod Przykrywką</text:p>
      <text:p text:style-name="P37">Pod przebraniem kogoś innego, szukasz odpowiedzi, które potężni tego świata pragną zachować dla siebie. </text:p>
      <text:p text:style-name="P38">(Ktoś kto Działa pod Przykrywką może mieć zestaw do przebierania się jako dodatkowy ekwipunek).</text:p>
      <text:p text:style-name="P38">Tier 1: Śledztwo</text:p>
      <text:p text:style-name="P38">Tier 2: Przebranie</text:p>
      <text:p text:style-name="P38">Tier 3: Agent-Prowokator lub Bieg i Walka</text:p>
      <text:p text:style-name="P38">Tier 4: Niezłe Oszustwo</text:p>
      <text:p text:style-name="P38">Tier 5: Korzystanie z Dostępnych Opcji</text:p>
      <text:p text:style-name="P38">Tier 6: Zaufaj Swemu Szcześciu lub Śmiertelny Cios</text:p>
      <text:p text:style-name="P38">Wtrącenie MG: Pech może zepsuć najlepszy plan. Przebrenie zawodzi. Sprzymierzeńcy okazują się również być agentami.</text:p>
      <text:p text:style-name="P14">Dzierży Dwie Bronie Naraz</text:p>
      <text:p text:style-name="P38">Dzierżysz stal w obydwu rękach, gotowy stanąć naprzeciwko każdego wroga. </text:p>
      <text:p text:style-name="P38">Tier 1: Podwójne Władanie Lekkimi Broniami </text:p>
      <text:p text:style-name="P38">Tier 2: Podwójny Cios</text:p>
      <text:p text:style-name="P38">Tier 2: Infiltrator</text:p>
      <text:p text:style-name="P38">Tier 3: Podwójne Władanie Średnią Bronią lub Precyzyjne Cięcie</text:p>
      <text:p text:style-name="P38">Tier 4: Podwójna Obrona</text:p>
      <text:p text:style-name="P38">Tier 5: Podwójne Rozproszenie Uwagi</text:p>
      <text:p text:style-name="P38">Tier 6: Rozbrojenie lub Wielokrotny Atak</text:p>
      <text:p text:style-name="P38">Wtrącenie MG: Ostrze łamie się w połowie lub broń wypada z dłoni swego nosiciela. </text:p>
      <text:p text:style-name="P14"><text:soft-page-break/>Dzierży Magiczną Broń</text:p>
      <text:p text:style-name="P39">Posiadasz broń o dziwnych właściwościach i Twoja wiedza o jej mocy pozwoliła Ci stworzyć unikalny styl walki.</text:p>
      <text:p text:style-name="P39">Tier 1: Zaczarowana Broń</text:p>
      <text:p text:style-name="P39">Tier 1: Wrodzona Moc</text:p>
      <text:p text:style-name="P39">Tier 1: Naładowanie Broni</text:p>
      <text:p text:style-name="P39">Tier 2: Uderzenie Mocy</text:p>
      <text:p text:style-name="P39">Tier 3: Szybki Atak lub Rzut Zaczarowaną Bronią</text:p>
      <text:p text:style-name="P39">Tier 4: Broń Defensywna</text:p>
      <text:p text:style-name="P39">Tier 5: Zaczarowany Ruch</text:p>
      <text:p text:style-name="P39">Tier 6: Smiertelny Cios lub Wielokrotny Atak</text:p>
      <text:p text:style-name="P39">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39">Możesz latać i jesteś supersilny, ciężki w uszkodzeniu, a także szybki. Czy jest coś, czego nie możesz zrobić?</text:p>
      <text:p text:style-name="P39">Tier 1: Unoszenie się</text:p>
      <text:p text:style-name="P39">Tier 2: Większy Ulepszony Potencjał</text:p>
      <text:p text:style-name="P39">Tier 3: Ukryta Siła lub Rentgen w Oczach</text:p>
      <text:p text:style-name="P39">Tier 4: W Mgnieniu Oka</text:p>
      <text:p text:style-name="P39">Tier 4: Rozpęd</text:p>
      <text:p text:style-name="P39">Tier 5: Jeszcze Żywy</text:p>
      <text:p text:style-name="P39">Tier 6: palące światło lub Zignorowanie Przeszkody</text:p>
      <text:p text:style-name="P39">Wtrącenie MG: Nemezis Cię odnajduje. Odnaleziono dziwny materiał, któy niweluje moce postacu. </text:p>
      <text:p text:style-name="P14">Gra w Zbyt Wiele Gier</text:p>
      <text:p text:style-name="P39">Lekcje, refleks i strategie, których się nauczyłeś, grając w zbyt wiele gier, mają zastosowanie w prawdziwym życiu, gdzie ludzie, którzy nie grają dostatecznie dużo muszą się szczególnie męczyć. </text:p>
      <text:p text:style-name="P39">Tier 1: <text:span text:style-name="T45">Lekcje z Gier</text:span></text:p>
      <text:p text:style-name="P39">Tier 1: Gamer</text:p>
      <text:p text:style-name="P39">Tier 2: <text:span text:style-name="T45">Oczy Przyzwyczajone do Ciemności</text:span></text:p>
      <text:p text:style-name="P39">Tier 2: <text:span text:style-name="T45">Odporność na Sztuczki</text:span></text:p>
      <text:p text:style-name="P39">Tier 3: <text:span text:style-name="T45">Cel Snipera lub</text:span> <text:span text:style-name="T45">Ulepszone Skupienie w Szybkości</text:span></text:p>
      <text:p text:style-name="P39"><text:soft-page-break/>Tier 4: <text:span text:style-name="T45">Gierki Umysłowe</text:span></text:p>
      <text:p text:style-name="P39">Tier 4: <text:span text:style-name="T45">Ulepszony Intelekt</text:span></text:p>
      <text:p text:style-name="P39">Tier 5: <text:span text:style-name="T45">Wytrzymałość Gracza</text:span></text:p>
      <text:p text:style-name="P39">Tier 6: <text:span text:style-name="T45">Regeneracja Umysłu</text:span> <text:span text:style-name="T45">lub Bóg Gier</text:span></text:p>
      <text:p text:style-name="P40">Wtrącenie MG: Chybiony atak trafie nie ten cel. Ekwipunek siępsuje. Czasami ludzie reaguję nagatywnie na kogoś, kto przeżył większość swego życia w wyimaginowanych światach gier.</text:p>
      <text:p text:style-name="P14">Grzmi</text:p>
      <text:p text:style-name="P41">Emitujesz destruktywne dźwięki i manipulujesz nimi.</text:p>
      <text:p text:style-name="P41">Tier 1: Promień Grzmotu</text:p>
      <text:p text:style-name="P41">Tier 2: Bariera Konwersji Dźwięku</text:p>
      <text:p text:style-name="P41">Tier 3: Tłumienie Dźwięków lub Echolokacja</text:p>
      <text:p text:style-name="P41">Tier 4: Okrzyk Roztrzaskania</text:p>
      <text:p text:style-name="P41">Tier 5: Subsoniczny Hałas</text:p>
      <text:p text:style-name="P41">Tier 5: Wzmocnienie Dźwięku</text:p>
      <text:p text:style-name="P41">Tier 6: Trzęsienie Ziemi lub Śmiertelna Wibracja</text:p>
      <text:p text:style-name="P41">Wtrącenie MG: Głośne hałasy przyciągają uwagę.</text:p>
      <text:p text:style-name="P14">Ignoruje Fizyczny Dystans</text:p>
      <text:p text:style-name="P41">Możesz się teleportować w jedno miejsce z drugiego poprzez krótki pobyt w równoległym wymiarze.</text:p>
      <text:p text:style-name="P41">Tier 1: <text:span text:style-name="T46">Wymiarowy Ścisk</text:span></text:p>
      <text:p text:style-name="P41">Tier 2: <text:span text:style-name="T46">Oportunista</text:span></text:p>
      <text:p text:style-name="P41">Tier 3: <text:span text:style-name="T46">Obronna Teleportacja lub</text:span> <text:span text:style-name="T46">Skoki Teleportacyjne</text:span></text:p>
      <text:p text:style-name="P41">Tier 4: <text:span text:style-name="T46">Krótka Teleportacja</text:span></text:p>
      <text:p text:style-name="P41">Tier 5: <text:span text:style-name="T46">Średnia Teleportacja</text:span></text:p>
      <text:p text:style-name="P41">Tier 6: Teleporta<text:span text:style-name="T46">cja lub</text:span> <text:span text:style-name="T46">Rana Teleportacyjna</text:span></text:p>
      <text:p text:style-name="P42">Wtrącenie MG: Teleportacja kończy się źle, umieszczając postać w niebezpiecznym miejscu. Bezwładność (np.: wskutek spadania) trwa podczas teleportacji, raniąc postać. </text:p>
      <text:p text:style-name="P14">Infiltruje</text:p>
      <text:p text:style-name="P43">Subtelność, chytrość i ukradkowość pozwalają Ci na dostęp tam, gdzie inni nie mogą.</text:p>
      <text:p text:style-name="P43">Tier 1: Umiejętności Złodzieja</text:p>
      <text:p text:style-name="P43">Tier 1: Wyczucie Pobudek</text:p>
      <text:p text:style-name="P43">Tier 2: Impersonacja</text:p>
      <text:p text:style-name="P43">Tier 2: Ucieczka, nie Walka</text:p>
      <text:p text:style-name="P43"><text:soft-page-break/>Tier 3: Świadomość lub Umiejętny Atak</text:p>
      <text:p text:style-name="P43">Tier 4: Niewidzialność</text:p>
      <text:p text:style-name="P43">Tier 5: Unik</text:p>
      <text:p text:style-name="P43">Tier 6: Pranie Mózgu lub Odsunięcie się</text:p>
      <text:p text:style-name="P43">Wtrącenie MG: Szpiegów traktuje się okrutnie, gdy się ich złapie. Ich sprzymierzeńcy się ich wypierają. Pewnych sekretów lepiej nigdy nie poznać.</text:p>
      <text:p text:style-name="P14">Interpretuje Prawo</text:p>
      <text:p text:style-name="P43">Jest twoją rzeczą naginanie innych do swoich poglądów.</text:p>
      <text:p text:style-name="P43">Tier 1: <text:span text:style-name="T47">Dyplomata</text:span></text:p>
      <text:p text:style-name="P43">Tier 1: <text:span text:style-name="T47">Wiedza Prawnicza</text:span></text:p>
      <text:p text:style-name="P43">Tier 2: Deb<text:span text:style-name="T47">ata</text:span></text:p>
      <text:p text:style-name="P43">Tier 3: <text:span text:style-name="T47">Przydatna Pomoc lub Ulepszone Skupienie w Inteligencji</text:span></text:p>
      <text:p text:style-name="P43">Tier 4: <text:span text:style-name="T47">Przerażenie</text:span></text:p>
      <text:p text:style-name="P43">Tier 5: <text:span text:style-name="T47">Nikt nie Wie Lepiej</text:span></text:p>
      <text:p text:style-name="P43">Tier 6: <text:span text:style-name="T47">Większy Ulepszony Potencjał lub</text:span> <text:span text:style-name="T47">Prawnik-Stażysta</text:span></text:p>
      <text:p text:style-name="P44">Wtrącenie MG: Ludzie nie lubią wszystkowiedzących. Rozproszenie lub przeszkodzenie przeszkadza w argumencie prawniczym.</text:p>
      <text:p text:style-name="P14">Istnieje Częściowo Poza Fazą</text:p>
      <text:p text:style-name="P45">Częściowo przezroczysty, jesteś w części poza fazą i możesz się przemieszczać przez ciała stałe. </text:p>
      <text:p text:style-name="P45">Tier 1: Przechodzenie Przez Ściany</text:p>
      <text:p text:style-name="P45">Tier 2: Defensywne Znikanie</text:p>
      <text:p text:style-name="P45">Tier 3: Atak Fazowy lub Drzwi Fazowe</text:p>
      <text:p text:style-name="P45">Tier 4: Duch</text:p>
      <text:p text:style-name="P45">Tier 5: Nietykalny</text:p>
      <text:p text:style-name="P45">Tier 6: Ulepszony Atak Fazowy lub Wyfazowanie Wroga</text:p>
      <text:p text:style-name="P45">Wtrącenie MG: Postać wyfazowuje się w nieznany wymiar. Postać gubi się w dużym ciele stałym. </text:p>
      <text:p text:style-name="P17">Istnieje w Dwóch Miejscach Naraz</text:p>
      <text:p text:style-name="P45">Istniejesz w dwóch miejscach w tym samym czasie.</text:p>
      <text:p text:style-name="P46">Tier 1: <text:span text:style-name="T48">Kopia</text:span></text:p>
      <text:p text:style-name="P46">Tier 2: <text:span text:style-name="T48">Dzielone Zmysły</text:span></text:p>
      <text:p text:style-name="P46">Tier 3: <text:span text:style-name="T48">Ulepszona Kopia lub</text:span> <text:span text:style-name="T48">Odporna Kopia</text:span></text:p>
      <text:p text:style-name="P46">Tier 4: <text:span text:style-name="T48">Przekaz Obrażeń</text:span></text:p>
      <text:p text:style-name="P46"><text:soft-page-break/>Tier 5: <text:span text:style-name="T48">Skoordynowany Wysiłek</text:span></text:p>
      <text:p text:style-name="P46">Tier 6: <text:span text:style-name="T48">Wielość lub</text:span> <text:span text:style-name="T48">Odporna Kopia</text:span></text:p>
      <text:p text:style-name="P46"><text:span text:style-name="T48">Wtrącenie MG</text:span>: <text:span text:style-name="T48">Obserwacja świata z dwóch odmiennych perspektyw dezorientuje postać, powodując zawroty głowy, wymioty lub konfuzję.</text:span></text:p>
      <text:p text:style-name="P14">Izoluje Umysł od Ciała</text:p>
      <text:p text:style-name="P47">Twój umysł opuszcza Twoje ciało, by widzieć odległe miejsca i poznawać sekrety, których nie da się poznać inaczej.</text:p>
      <text:p text:style-name="Text_20_body">Tier 1: <text:span text:style-name="T49">Trzecie Oko</text:span></text:p>
      <text:p text:style-name="Text_20_body">Tier 2: <text:span text:style-name="T49">Otwarty Umysł</text:span></text:p>
      <text:p text:style-name="Text_20_body">Tier 2: <text:span text:style-name="T49">Wyostrzone Zmysły</text:span></text:p>
      <text:p text:style-name="Text_20_body">Tier 3: <text:span text:style-name="T49">Zdalne Trzecie Oko lub</text:span> <text:span text:style-name="T49">Odnalezienie Ukrytych</text:span></text:p>
      <text:p text:style-name="Text_20_body">Tier 4: Sensor</text:p>
      <text:p text:style-name="Text_20_body">Tier 5: Ps<text:span text:style-name="T49">ioniczny Pasażer</text:span></text:p>
      <text:p text:style-name="Text_20_body">Tier 6: <text:span text:style-name="T49">Projekcja Mentalna lub</text:span> <text:span text:style-name="T49">Ulepszony Sensor</text:span></text:p>
      <text:p text:style-name="P47">Wtrącenie MG: Ponowne połączenie ciała i umysłu może czasami być dezorientujące i wymagać od postaci spędzenia paru minut na dostrajaniu się. </text:p>
      <text:p text:style-name="P14">Jaśnieje Światłością</text:p>
      <text:p text:style-name="P26"><text:span text:style-name="T49">Możesz tworzyć ś</text:span><text:span text:style-name="T53">w</text:span><text:span text:style-name="T49">iatło, kształtować je, naginać lub gromadzić jako broń. </text:span></text:p>
      <text:p text:style-name="P22">Tier 1: <text:span text:style-name="T53">Oświecony</text:span></text:p>
      <text:p text:style-name="P22">Tier 1: <text:span text:style-name="T53">Dotyk Oświecenia</text:span></text:p>
      <text:p text:style-name="P22">Tier 2: <text:span text:style-name="T53">Oszałamiające Światło</text:span></text:p>
      <text:p text:style-name="P22">Tier 3: <text:span text:style-name="T53">Palące Światło lub Umiejętna Obrona</text:span></text:p>
      <text:p text:style-name="P22">Tier 4: <text:span text:style-name="T53">Światło Słońca </text:span></text:p>
      <text:p text:style-name="P22">Tier 5: <text:span text:style-name="T53">Niewidzialność</text:span></text:p>
      <text:p text:style-name="P22">Tier 6: <text:span text:style-name="T53">Żywe Światło lub Pole Obronne</text:span></text:p>
      <text:p text:style-name="P27">Wtrącenie MG: Sprzymierzeńcy są przypadkowo oszołomieni lub oślepieni. Jasne błyski przywołują strażników. </text:p>
      <text:p text:style-name="P14">Jest Bardzo Silny</text:p>
      <text:p text:style-name="P50">Jesteś umięśniony, możesz podnosić wielkie ciężary i przebijać się przez drzwi.</text:p>
      <text:p text:style-name="Text_20_body">Tier 1: At<text:span text:style-name="T54">leta</text:span></text:p>
      <text:p text:style-name="Text_20_body">Tier 1: <text:span text:style-name="T54">Ulepszone Skupieni</text:span>e <text:span text:style-name="T54">w Mocy</text:span></text:p>
      <text:p text:style-name="Text_20_body">Tier 2: <text:span text:style-name="T54">Pokaz Siły</text:span></text:p>
      <text:p text:style-name="Text_20_body">Tier 3: <text:span text:style-name="T54">Żelazne Pięści lub Rzut</text:span></text:p>
      <text:p text:style-name="Text_20_body"><text:soft-page-break/>Tier 4: <text:span text:style-name="T54">Większa Ulepszona Moc</text:span></text:p>
      <text:p text:style-name="Text_20_body">Tier 5: <text:span text:style-name="T54">Brutalne Uderzenie</text:span></text:p>
      <text:p text:style-name="Text_20_body">Tier 6: <text:span text:style-name="T54">Większa Ulepszona Moc lub</text:span> <text:span text:style-name="T54">Atak z Wyskoku</text:span></text:p>
      <text:p text:style-name="P50">Wtrącenie MG: Łatwo jest zniszczyć delikatne przedmioty lub kogoś przypadkowo zranić</text:p>
      <text:p text:style-name="P14">Jest Idolem Milionów</text:p>
      <text:p text:style-name="P50">Jesteś celebrytą i większość ludzi Cię uwielbia.</text:p>
      <text:p text:style-name="Text_20_body">Tier 1: <text:span text:style-name="T54">Świta</text:span></text:p>
      <text:p text:style-name="Text_20_body">Tier 1: <text:span text:style-name="T54">Talent Celebryty</text:span></text:p>
      <text:p text:style-name="Text_20_body">Tier 2: <text:span text:style-name="T54">Zalety Sławy</text:span></text:p>
      <text:p text:style-name="Text_20_body">Tier 3: <text:span text:style-name="T54">Ulepszone Zdrowie lub Umiejętny Atak</text:span></text:p>
      <text:p text:style-name="Text_20_body">Tier 4: <text:span text:style-name="T54">Zachwyt Światła Gwiazd</text:span></text:p>
      <text:p text:style-name="Text_20_body">Tier 4: <text:span text:style-name="T54">Kompan-Ekspert</text:span></text:p>
      <text:p text:style-name="P48">Tier 5: <text:span text:style-name="T9">Czy </text:span><text:span text:style-name="T10">T</text:span><text:span text:style-name="T11">y</text:span><text:span text:style-name="T10"> </text:span><text:span text:style-name="T9">Wiesz W Ogóle Kim Jestem?</text:span></text:p>
      <text:p text:style-name="Text_20_body">Tier 6: <text:span text:style-name="T54">Oratorska Inspiracja lub</text:span> <text:span text:style-name="T54">Ulepszony Kompan</text:span></text:p>
      <text:p text:style-name="P48"><text:span text:style-name="T54">Wtrąceni</text:span><text:span text:style-name="T55">e</text:span><text:span text:style-name="T54">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51">Posiadasz psioniczny dar, który <text:s/>pozwala Ci widzieć to, czego inni nie mogą.</text:p>
      <text:p text:style-name="Text_20_body">Tier 1: <text:span text:style-name="T56">Postrzeganie Niewidocznego</text:span></text:p>
      <text:p text:style-name="Text_20_body">Tier 2: <text:span text:style-name="T56">Rentgen w Oczach</text:span></text:p>
      <text:p text:style-name="Text_20_body">Tier 3: <text:span text:style-name="T56">Odnalezienie Ukrytych lub </text:span>Sensor</text:p>
      <text:p text:style-name="Text_20_body">Tier 4: <text:span text:style-name="T56">Widzenie na Odległość</text:span></text:p>
      <text:p text:style-name="Text_20_body">Tier 5: <text:span text:style-name="T56">Postrzeganie Czasu</text:span></text:p>
      <text:p text:style-name="Text_20_body">Tier 6: <text:span text:style-name="T56">Projekcja Mentalna lub</text:span> <text:span text:style-name="T56">Całkowita Świadomość</text:span></text:p>
      <text:p text:style-name="P51">Wtrącenie MG: Pewne sekrety są zbyt okropne, by je poznać.</text:p>
      <text:p text:style-name="P14"><text:span text:style-name="T4">J</text:span>est Jednoosobowym Bastionem</text:p>
      <text:p text:style-name="P49">Twoja zbroja, wraz z Twoim rozmiarem, siłą, treningiem lub wszczepami bionicznymi, czyni Ciętrudnym do przemieszczenia lub zaatakowania.</text:p>
      <text:p text:style-name="P49">(Pewne postaci, które Są Jednoosobowym Bastionem, mogą już być ekspertami w pancerzach. Mogą one wybrać inną zdolność1-szego poziomu niż Wyszkolony w Zbroi)</text:p>
      <text:p text:style-name="Text_20_body">Tier 1: <text:span text:style-name="T57">Wyszkolony w Zbroi</text:span></text:p>
      <text:p text:style-name="Text_20_body">Tier 1: <text:span text:style-name="T57">Doświadczony Obrońca</text:span></text:p>
      <text:p text:style-name="Text_20_body"><text:soft-page-break/>Tier 2: <text:span text:style-name="T57">Odporność na Żywioły</text:span></text:p>
      <text:p text:style-name="Text_20_body">Tier 3: <text:span text:style-name="T57">Nieporuszalny</text:span></text:p>
      <text:p text:style-name="Text_20_body">Tier 3: <text:span text:style-name="T57">Większa Ulepszona Moc lub Wyszkolony we Wszystkich Broniach</text:span></text:p>
      <text:p text:style-name="Text_20_body">Tier 4: <text:span text:style-name="T57">Żywa Ściana</text:span></text:p>
      <text:p text:style-name="Text_20_body">Tier 5: <text:span text:style-name="T57">Wytrzymały</text:span></text:p>
      <text:p text:style-name="Text_20_body">Tier 5: <text:span text:style-name="T57">Mistrzowska Biegłość w Pancerzach</text:span></text:p>
      <text:p text:style-name="Text_20_body">Tier 6: <text:span text:style-name="T57">Śmiertelne Obrażenia lub</text:span> <text:span text:style-name="T57">Wyszkolony w Tarczach</text:span></text:p>
      <text:p text:style-name="P49">Wtrącenie MG: Zbroja się uszkadza. Mali wrogowie atakują Cię w sprytny sposób. </text:p>
      <text:p text:style-name="P14">Jest Mistrzem Obrony</text:p>
      <text:p text:style-name="P28">Korzystasz z odpowiedniego ekwipunku i wyszkolenia, by uniknąć zranienia w walce.</text:p>
      <text:p text:style-name="Text_20_body">Tier 1: <text:span text:style-name="T58">Mistrz Tarcz</text:span></text:p>
      <text:p text:style-name="Text_20_body">Tier 2: <text:span text:style-name="T58">Twardy</text:span></text:p>
      <text:p text:style-name="Text_20_body">Tier 2: <text:span text:style-name="T58">Wyszkolony w Zbroi</text:span></text:p>
      <text:p text:style-name="Text_20_body">Tier 3: <text:span text:style-name="T58">Unik i Odporność lub Unik i Rewanż</text:span></text:p>
      <text:p text:style-name="Text_20_body">Tier 4: <text:span text:style-name="T58">Wieża Siły Woli</text:span></text:p>
      <text:p text:style-name="Text_20_body">Tier 4: <text:span text:style-name="T58">Przywykły do Noszeni Zbroi</text:span></text:p>
      <text:p text:style-name="Text_20_body">Tier 5: N<text:span text:style-name="T58">ic Tylko Obrona</text:span></text:p>
      <text:p text:style-name="Text_20_body">Tier 6: <text:span text:style-name="T58">Mistrz Obrony lub</text:span> <text:span text:style-name="T58">Jak Druga Skóra</text:span></text:p>
      <text:p text:style-name="P53">Wtrącenie MG: Tarcza pęka przy trafieniu, jak i bronie, którymi się blokuje. Paski od pancerza pękają.</text:p>
      <text:p text:style-name="P18">Jest Poszukiwany Przez Prawo</text:p>
      <text:p text:style-name="P52"><text:span text:style-name="T60">Plakaty </text:span><text:span text:style-name="T59">"</text:span><text:span text:style-name="T60">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58">Ulepszona Szybkość</text:span></text:p>
      <text:p text:style-name="Text_20_body">Tier 1: <text:span text:style-name="T58">Zmysł Niebezpieczeństwa</text:span></text:p>
      <text:p text:style-name="Text_20_body">Tier 2: <text:span text:style-name="T58">Atak z Zaskoczenia</text:span></text:p>
      <text:p text:style-name="Text_20_body">Tier 3: <text:span text:style-name="T58">Reputacja Spoza Prawa</text:span> <text:span text:style-name="T58">lub</text:span> <text:span text:style-name="T58">Następny Atak</text:span></text:p>
      <text:p text:style-name="Text_20_body">Tier 4: <text:span text:style-name="T58">Szybkie Zabójstwo</text:span></text:p>
      <text:p text:style-name="Text_20_body">Tier 5: <text:span text:style-name="T58">Drużyna Desperados</text:span></text:p>
      <text:p text:style-name="Text_20_body">Tier 6: <text:span text:style-name="T58">Jeszcze Żywy</text:span> <text:span text:style-name="T58">lub Śmiertelne Obrażenia</text:span></text:p>
      <text:p text:style-name="P53">Wtrącenie MG: Większość ludzi nie reaguje dobrze na poszukiwanego listem gończym w swoich szeregach.</text:p>
      <text:p text:style-name="P14"><text:soft-page-break/>Jest Stworzony z Kamienia</text:p>
      <text:p text:style-name="P58">Twoje ciało jest stworzone z twardego minerału, czyniąc się twardym, ciężkim do zranienia humanoidem.</text:p>
      <text:p text:style-name="Text_20_body">Tier 1: <text:span text:style-name="T62">Ciało Golema</text:span></text:p>
      <text:p text:style-name="Text_20_body">Tier 1: <text:span text:style-name="T62">Uzdrawianie Golema</text:span></text:p>
      <text:p text:style-name="Text_20_body">Tier 2: <text:span text:style-name="T62">Chwyt Golema</text:span></text:p>
      <text:p text:style-name="P54">Tier 3: <text:span text:style-name="T62">Wyszkolony Miażdżyciel</text:span></text:p>
      <text:p text:style-name="Text_20_body">Tier 3: <text:span text:style-name="T62">Tupnięcie Golema lub</text:span> <text:span text:style-name="T62">Uzbrojenie</text:span></text:p>
      <text:p text:style-name="Text_20_body">Tier 4: <text:span text:style-name="T62">Głębokie Rezerwy</text:span></text:p>
      <text:p text:style-name="Text_20_body">Tier 5: <text:span text:style-name="T62">Wyspecjalizowany Pięściarz</text:span></text:p>
      <text:p text:style-name="Text_20_body">Tier 5: <text:span text:style-name="T62">Jak Posąg</text:span></text:p>
      <text:p text:style-name="Text_20_body">Tier 6: Ultra <text:span text:style-name="T62">Wzmocnienie lub Regeneracja Umysłu</text:span></text:p>
      <text:p text:style-name="P58">Wtrącenie MG: Istoty z kamienia czasami zapominają o własnej sile lub wadze. Chodzący posąg może przerazić zwykłych ludzi.</text:p>
      <text:p text:style-name="P14">Jeździ Jak Maniak</text:p>
      <text:p text:style-name="P29">Niezależnie od tego, czy balansujesz na dwóch kołach, przeskakujesz między pojazdami lub ruszasz na przód ku niebezpiezeństwu, nie myślisz zbyt dużo o własnym bezpieczeństwie, gdy jesteś za kierownicą. <text:s/></text:p>
      <text:p text:style-name="P59">(Ktoś to Jeździ Jak Maniak potrzebuje dostępu do pojazdu.)</text:p>
      <text:p text:style-name="Text_20_body">Tier 1: <text:span text:style-name="T63">Kierowca</text:span></text:p>
      <text:p text:style-name="Text_20_body">Tier 1: <text:span text:style-name="T63">Atak Podczas Kierowania</text:span></text:p>
      <text:p text:style-name="Text_20_body">Tier 2: <text:span text:style-name="T63">Surfer Aut</text:span></text:p>
      <text:p text:style-name="Text_20_body">Tier 2: <text:span text:style-name="T63">Pojedynek Spojrzeń</text:span></text:p>
      <text:p text:style-name="Text_20_body">Tier 3: <text:span text:style-name="T63">Doświadczony Kierowca lub</text:span> <text:span text:style-name="T63">Ulepszone Skupienie w Szybkości</text:span></text:p>
      <text:p text:style-name="Text_20_body">Tier 4: <text:span text:style-name="T63">Bystrooki</text:span></text:p>
      <text:p text:style-name="Text_20_body">Tier 4: <text:span text:style-name="T63">Ulepszona Szybkość</text:span></text:p>
      <text:p text:style-name="Text_20_body">Tier 5: <text:span text:style-name="T63">Coś na Drodze</text:span></text:p>
      <text:p text:style-name="Text_20_body">Tier 6: <text:span text:style-name="T63">Uzdolniony Kierowca lub</text:span> <text:span text:style-name="T64">Ś</text:span><text:span text:style-name="T63">miertelne Obrażenia</text:span></text:p>
      <text:p text:style-name="P54"><text:span text:style-name="T63">Wtrącenie MG: Silnik odmawia posłuszeństwa. Most na końcu drogi jest wyłączony z ruchu. Przednia szyba się roztr</text:span><text:span text:style-name="T64">z</text:span><text:span text:style-name="T63">askuje. Ktoś nagle wyskakuje na przód pojazdu.</text:span></text:p>
      <text:p text:style-name="P14">Kocha Pustkę</text:p>
      <text:p text:style-name="P60">Kiedy jesteś tylko Ty, Twój skafander kosmiczny i panorama niekończących się gwiazd, osiągasz stan spokoju.</text:p>
      <text:p text:style-name="Text_20_body"><text:span text:style-name="T64">Opcja do podmiany</text:span>: <text:span text:style-name="T65">Mam Kombinezon Kosmiczny, Będę Podróżnikiem</text:span> </text:p>
      <text:p text:style-name="Text_20_body"><text:soft-page-break/>Tier 1: <text:span text:style-name="T64">Umiejętności Kosmiczne</text:span></text:p>
      <text:p text:style-name="Text_20_body">Tier 1: <text:span text:style-name="T64">Przyzwyczajony do Mikrograwitacji</text:span></text:p>
      <text:p text:style-name="Text_20_body">Tier 2: <text:span text:style-name="T64">Ulepszone Skupienie w Szybkości</text:span></text:p>
      <text:p text:style-name="Text_20_body">Tier 2: <text:span text:style-name="T64">Ulepszona Muskulatura</text:span></text:p>
      <text:p text:style-name="Text_20_body">Tier 3: <text:span text:style-name="T64">Walka w Kosmosie lub</text:span> <text:span text:style-name="T64">Zbroja Fuzyjna</text:span></text:p>
      <text:p text:style-name="Text_20_body">Tier 4: <text:span text:style-name="T64">Cichy jak Kosmos</text:span></text:p>
      <text:p text:style-name="Text_20_body">Tier 4: <text:span text:style-name="T64">Odepchnięcie i Rzut</text:span></text:p>
      <text:p text:style-name="Text_20_body">Tier 5: <text:span text:style-name="T64">Uniki w Mikrograwitacji</text:span></text:p>
      <text:p text:style-name="Text_20_body">Tier 6: <text:span text:style-name="T64">Wystrzał Mikrograwitacyjny lub</text:span> <text:span text:style-name="T64">Pole Reakcyjne</text:span></text:p>
      <text:p text:style-name="P60">Wtrącenie MG: Kombinezony kosmiczne mogą się zepsuć. Wskaźniki poziomu tlenu czasami mogą być mylące. Mikrometeoryty są powszechne w kosmosie.</text:p>
      <text:p text:style-name="P14">Kontroluje Bestie</text:p>
      <text:p text:style-name="P61">Masz rzadką zdolność komunikowania się i przewodzenia bestiom.</text:p>
      <text:p text:style-name="Text_20_body">Tier 1: <text:span text:style-name="T66">Zwierzęcy Kompan</text:span></text:p>
      <text:p text:style-name="Text_20_body">Tier 2: <text:span text:style-name="T66">Ukojenie Dzikiego</text:span></text:p>
      <text:p text:style-name="Text_20_body">Tier 2: <text:span text:style-name="T66">Komunikacja</text:span></text:p>
      <text:p text:style-name="Text_20_body">Tier 3: <text:span text:style-name="T66">Rumak</text:span> <text:span text:style-name="T66">lub</text:span> <text:span text:style-name="T66">Silniejsi Razem</text:span></text:p>
      <text:p text:style-name="Text_20_body">Tier 4: <text:span text:style-name="T66">Oczy Bestii</text:span></text:p>
      <text:p text:style-name="Text_20_body">Tier 4: <text:span text:style-name="T66">Ulepszony Kompan</text:span></text:p>
      <text:p text:style-name="Text_20_body">Tier 5: <text:span text:style-name="T66">Zew Dziczy</text:span></text:p>
      <text:p text:style-name="Text_20_body">Tier 6: <text:span text:style-name="T66">Jak Jedna Istota</text:span> <text:span text:style-name="T66">lub</text:span> <text:span text:style-name="T66">Kontrola Dzikiej Bestii</text:span></text:p>
      <text:p text:style-name="P61">Wtrącenie MG: Społeczność jest niechętna dzikim zwierzęciom. Bestia wyrwane spod kontroli stają się prawdziwym niebezpieczeństwem. </text:p>
      <text:p text:style-name="P19">Kontroluje Grawitację</text:p>
      <text:p text:style-name="P61">Manipulujesz siłami grawitacyjnymi.</text:p>
      <text:p text:style-name="P55"><text:span text:style-name="T64">Opcja do podmiany</text:span>: <text:span text:style-name="T66">Ciężki</text:span></text:p>
      <text:p text:style-name="P55">Tier 1: <text:span text:style-name="T66">Unoszenie się</text:span></text:p>
      <text:p text:style-name="P55">Tier 2: <text:span text:style-name="T66">Ulepszone Skupienie w Szybkości</text:span></text:p>
      <text:p text:style-name="P55">Tier 3: Defin<text:span text:style-name="T66">iowanie Dołu</text:span> <text:span text:style-name="T66">lub</text:span> <text:span text:style-name="T66">Szarpnięcie Grawitacyjne</text:span></text:p>
      <text:p text:style-name="P55">Tier 4: <text:span text:style-name="T66">Pole Grawitacyjne</text:span></text:p>
      <text:p text:style-name="P55">Tier 5: <text:span text:style-name="T66">Lot</text:span></text:p>
      <text:p text:style-name="P55">Tier 6: <text:span text:style-name="T66">Ulepszone Szarpnięcie Grawitacyjne lub</text:span> <text:span text:style-name="T66">Ciężar Świata</text:span></text:p>
      <text:p text:style-name="P61"><text:soft-page-break/>Wtrącenie MG: Świadkowie reagują nierozsądnym strachem. Dziwna interakcja posyła obiekt lub sprzymierzeńca ku przestworzom.</text:p>
      <text:p text:style-name="P14">Kopiuje Supermoce</text:p>
      <text:p text:style-name="P62">Możesz kopiować umiejętności, zdolności i supermoce innych. </text:p>
      <text:p text:style-name="Text_20_body">Tier 1: <text:span text:style-name="T67">Skupienie na Umiejętności</text:span></text:p>
      <text:p text:style-name="P56">Tier 1: <text:span text:style-name="T67">Skupienie na Umiejętności</text:span></text:p>
      <text:p text:style-name="Text_20_body">Tier 2: <text:span text:style-name="T67">Skopiuj Moc</text:span></text:p>
      <text:p text:style-name="Text_20_body">Tier 3: <text:span text:style-name="T67">Kradzież Mocy lub</text:span> <text:span text:style-name="T67">Dzikie Zdolności</text:span></text:p>
      <text:p text:style-name="Text_20_body">Tier 4: <text:span text:style-name="T67">Ulepszone Skopiowanie Mocy</text:span></text:p>
      <text:p text:style-name="Text_20_body">Tier 5: P<text:span text:style-name="T67">amięć Mocy</text:span></text:p>
      <text:p text:style-name="Text_20_body">Tier 6: <text:span text:style-name="T67">Cudowne Kopiowanie</text:span> <text:span text:style-name="T67">lub</text:span> <text:span text:style-name="T67">Wielość Kopii</text:span></text:p>
      <text:p text:style-name="P63">Wtrącenie MG: Skopiowana moc przestaje nagle działać lub wymyka się z kontroli. Skopiowana moc nie posiada drugorzędnych mocy (np.: superszybkość bez odporności na pęd powietrza lub bycie odpornym na żar własnych ognistych pocisków). </text:p>
      <text:p text:style-name="P14">Leci na Wspaniałych Skrzydłach</text:p>
      <text:p text:style-name="P30">Wielu superbohaterów może latać, niektórzy z nich nawet mają skrzydła. Możesz korzystać ze swoich skrzydeł do poruszania się, atakowania i obrony.</text:p>
      <text:p text:style-name="P22">Tier 1: <text:span text:style-name="T68">Unoszenie się</text:span></text:p>
      <text:p text:style-name="P22">Tier 1: <text:span text:style-name="T68">Krótki Lot</text:span></text:p>
      <text:p text:style-name="P22">Tier 2: <text:span text:style-name="T68">Skrzydła-Bronie</text:span></text:p>
      <text:p text:style-name="P22">Tier 3: <text:span text:style-name="T68">Akrobatyczny Atak lub</text:span> or <text:span text:style-name="T68">Latający Kompan</text:span></text:p>
      <text:p text:style-name="P22">Tier 4: <text:span text:style-name="T68">Trudny do Trafienia</text:span></text:p>
      <text:p text:style-name="P22">Tier 5: <text:span text:style-name="T68">Rozpęd</text:span></text:p>
      <text:p text:style-name="P22">Tier 6: <text:span text:style-name="T68">Trudny Cel</text:span> <text:span text:style-name="T68">lub</text:span> <text:span text:style-name="T68">Mistrz Obrony</text:span></text:p>
      <text:p text:style-name="P30">Wtrącenie MG: Skrzydło może być zranione lub nie mieć dość miejsca, przez co bohater upada. Latanie wysoko czyni postać wyraźnym celem dla niespodziewanego wroga. </text:p>
      <text:p text:style-name="P14">Łamie Systemy</text:p>
      <text:p text:style-name="P64">Wykorzystujesz słabości sztucznych systemów, wliczając (ale nie ograniczając się) do programów komputerowych.</text:p>
      <text:p text:style-name="Text_20_body">Tier 1: <text:span text:style-name="T68">Hakowanie Niemożliwości</text:span></text:p>
      <text:p text:style-name="Text_20_body">Tier 1: <text:span text:style-name="T68">Programowanie</text:span></text:p>
      <text:p text:style-name="Text_20_body">Tier 2: <text:span text:style-name="T68">Połączenia</text:span></text:p>
      <text:p text:style-name="Text_20_body">Tier 3: <text:span text:style-name="T68">Sprawny Oszust</text:span> <text:span text:style-name="T68">lub</text:span> <text:span text:style-name="T68">Umiejętny Atak</text:span></text:p>
      <text:p text:style-name="Text_20_body">Tier 4: <text:span text:style-name="T68">Skonfunduj Wroga</text:span></text:p>
      <text:p text:style-name="Text_20_body"><text:soft-page-break/>Tier 5: <text:span text:style-name="T68">Wsparcie Przyjaciela</text:span></text:p>
      <text:p text:style-name="Text_20_body">Tier 6: <text:span text:style-name="T68">Przysługa lub </text:span><text:span text:style-name="T69">Większy Ulepszony Potencjał</text:span></text:p>
      <text:p text:style-name="P57"><text:span text:style-name="T69">Wtrącenie MG: Twoje kontakty czasami mają swoje własne motywacje. Niekiedy urzą</text:span><text:span text:style-name="T70">d</text:span><text:span text:style-name="T69">zenia mają zabezpieczenia lub nawet pułapki.</text:span></text:p>
      <text:p text:style-name="P14">Łączy Ciało i Stal</text:p>
      <text:p text:style-name="P65">Twoje ciało jest częściowo maszyną.</text:p>
      <text:p text:style-name="Text_20_body">Tier 1: <text:span text:style-name="T71">Ulepszone Ciało</text:span></text:p>
      <text:p text:style-name="Text_20_body">Tier 2: Interf<text:span text:style-name="T71">ejs</text:span></text:p>
      <text:p text:style-name="Text_20_body">Tier 3: <text:span text:style-name="T71">Pakiet Sensoryczny lub</text:span> <text:span text:style-name="T71">Uzbrojenie</text:span></text:p>
      <text:p text:style-name="Text_20_body">Tier 4: Fu<text:span text:style-name="T71">zja</text:span></text:p>
      <text:p text:style-name="Text_20_body">Tier 5: <text:span text:style-name="T71">Głębokie Reserwy</text:span></text:p>
      <text:p text:style-name="Text_20_body">Tier 6: <text:span text:style-name="T71">Regeneracja Umysłu lub</text:span> Ultra <text:span text:style-name="T71">Wzmocnienie</text:span></text:p>
      <text:p text:style-name="P65">Wtrącenie MG: Ludzie w większości społeczności boją się kogoś, kto ma w sobie mechaniczne części.</text:p>
      <text:p text:style-name="P14">Łączy Umysł i Maszynę</text:p>
      <text:p text:style-name="P65">Elektroniczne implanty w Twoim mózgu czynią Cię supermyślicielem.</text:p>
      <text:p text:style-name="Text_20_body">Tier 1: <text:span text:style-name="T71">Ulepszony Intelekt</text:span></text:p>
      <text:p text:style-name="Text_20_body">Tier 1: <text:span text:style-name="T71">Umiejętności Wiedzy</text:span></text:p>
      <text:p text:style-name="Text_20_body">Tier 2: <text:span text:style-name="T71">Kwerenda</text:span></text:p>
      <text:p text:style-name="Text_20_body">Tier 3: <text:span text:style-name="T71">Procesor Akcji lub</text:span> <text:span text:style-name="T71">Telepatia Maszyn</text:span></text:p>
      <text:p text:style-name="Text_20_body">Tier 4: <text:span text:style-name="T71">Większy Ulepszony Intelekt</text:span></text:p>
      <text:p text:style-name="Text_20_body">Tier 4: <text:span text:style-name="T71">Umiejętności Wiedzy</text:span></text:p>
      <text:p text:style-name="Text_20_body">Tier 5: <text:span text:style-name="T71">Wizja Przyszłości</text:span></text:p>
      <text:p text:style-name="Text_20_body">Tier 6: <text:span text:style-name="T71">Ulepszenie Maszyny lub</text:span> <text:span text:style-name="T71">Regeneracja Umysłu</text:span></text:p>
      <text:p text:style-name="P65">Wtrącenie MG: Maszyny się psują. Potężne maszyny myślące mogą przejąć kontrolę nad mniejszymi maszynami. Pewni ludzie nie ufają komuś, kto nie jest w pełni organiczny. </text:p>
      <text:p text:style-name="P14">Ma Szlachetną Krew</text:p>
      <text:p text:style-name="P65">Dziedzic bogactwa i mocy, masz tytuł szlachecki i zdolności przyznae przez uprzywilejowane wychowanie. </text:p>
      <text:p text:style-name="Text_20_body"><text:span text:style-name="T71">Opcja Zamiany Typu</text:span>: <text:span text:style-name="T71">Służba</text:span></text:p>
      <text:p text:style-name="Text_20_body">Tier 1: P<text:span text:style-name="T71">rzywileje Szlachty</text:span></text:p>
      <text:p text:style-name="Text_20_body">Tier 2: <text:span text:style-name="T71">Wyszkolony Dyskutant</text:span></text:p>
      <text:p text:style-name="Text_20_body">Tier 3: <text:span text:style-name="T71">Zaawansowany Rozkaz</text:span> <text:span text:style-name="T71">lub</text:span> <text:span text:style-name="T71">Odwaga Szlachcica</text:span></text:p>
      <text:p text:style-name="Text_20_body"><text:soft-page-break/>Tier 4: <text:span text:style-name="T72">Kompan-Ekspert</text:span></text:p>
      <text:p text:style-name="Text_20_body">Tier 5: <text:span text:style-name="T72">Potwierdzenie Własnego Przywileju</text:span></text:p>
      <text:p text:style-name="Text_20_body">Tier 6: <text:span text:style-name="T72">Przydatna Pomoc</text:span> <text:span text:style-name="T72">lub</text:span> <text:span text:style-name="T72">Umysł Lidera</text:span></text:p>
      <text:p text:style-name="P66">Wtrącenie MG: Długi rodziny szlacheckiej są problemem bohatera. Dawno zagubione rodzeństwo chce się pozbyć swego rywala. Zabójca odnajduje postać. </text:p>
      <text:p text:style-name="Text_20_body"><text:span text:style-name="T50">Ma Tysi</text:span><text:span text:style-name="T51">ą</text:span><text:span text:style-name="T50">c Twarzy</text:span></text:p>
      <text:p text:style-name="P66">Możesz zmienić swój wygląd, by wyglądać jak zupełnie inna osoba. </text:p>
      <text:p text:style-name="Text_20_body">Tier 1: <text:span text:style-name="T72">Morficzna Twarz</text:span></text:p>
      <text:p text:style-name="Text_20_body">Tier 1: <text:span text:style-name="T72">Umiejętności Międzyludzkie</text:span></text:p>
      <text:p text:style-name="Text_20_body">Tier 2: <text:span text:style-name="T72">Zmiana Ciała</text:span></text:p>
      <text:p text:style-name="Text_20_body">Tier 2: <text:span text:style-name="T72">Ciało Bitewne</text:span></text:p>
      <text:p text:style-name="Text_20_body">Tier 3: <text:span text:style-name="T72">Przebranie Innej Osoby lub</text:span> <text:span text:style-name="T72">Odporność</text:span></text:p>
      <text:p text:style-name="Text_20_body">Tier 4: <text:span text:style-name="T72">Nieśmiertelny</text:span></text:p>
      <text:p text:style-name="Text_20_body">Tier 4: <text:span text:style-name="T72">Przemyślenie Problemów</text:span></text:p>
      <text:p text:style-name="Text_20_body">Tier 5: <text:span text:style-name="T72">Pamięć w Czyn</text:span></text:p>
      <text:p text:style-name="Text_20_body">Tier 6: <text:span text:style-name="T72">Rozdzielenie Jaźni lub</text:span> <text:span text:style-name="T72">Odczytanie Myśli</text:span></text:p>
      <text:p text:style-name="P66">Wtrącenie MG: Część przebrania zawodzi. BN myśli, że przebrana postać to ktoś, kogo zna bardzo dobrze.</text:p>
      <text:p text:style-name="Text_20_body"><text:span text:style-name="T50">Mistrzowsko Posługuje się Broni</text:span><text:span text:style-name="T52">ą</text:span></text:p>
      <text:p text:style-name="P67">Jesteś mistrzem w używaniu pewnego rodzaju broni, czy to mieczy, biczy, noży, pistoletów, czy czegoś innego.</text:p>
      <text:p text:style-name="P67">(Ktoś, kto Mistrzowsko Posługuje się Bronią, może mieć dodatkowy ekwipunek, wliczając broń wysokiej jakości.)</text:p>
      <text:p text:style-name="Text_20_body">Tier 1: <text:span text:style-name="T73">Mistrz Broni</text:span></text:p>
      <text:p text:style-name="Text_20_body">Tier 1: <text:span text:style-name="T73">Twórca Broni</text:span></text:p>
      <text:p text:style-name="Text_20_body">Tier 2: <text:span text:style-name="T73">Obrona Bronią</text:span></text:p>
      <text:p text:style-name="Text_20_body">Tier 3: <text:span text:style-name="T73">Szybki Atak</text:span> <text:span text:style-name="T73">lub</text:span> <text:span text:style-name="T73">Cios Rozbrajający</text:span></text:p>
      <text:p text:style-name="Text_20_body">Tier 4: <text:span text:style-name="T73">Bez Wpadek</text:span></text:p>
      <text:p text:style-name="Text_20_body">Tier 5: <text:span text:style-name="T73">Wyjątkowe Mistrzostwo</text:span></text:p>
      <text:p text:style-name="Text_20_body">Tier 6: M<text:span text:style-name="T73">orderca</text:span> <text:span text:style-name="T73">lub</text:span> <text:span text:style-name="T73">Śmiertelny Cios</text:span></text:p>
      <text:p text:style-name="P67">Wtrącenie MG: Bronie siępsują. Broniem ogą zostać ukradzione. Bronie można upuścić lub zostać rozbrojonym. </text:p>
      <text:p text:style-name="P14">Morduje</text:p>
      <text:p text:style-name="P31"><text:soft-page-break/>Jesteś asasynem, z profesji, chęci lub ponieważ na tym świecie mordujesz lub zostajesz zamordowany.</text:p>
      <text:p text:style-name="P31">(Ktoś kto Morduje może mieć dodatkowy ekwipunek, wliczywszy 3 dawki trucizny 2 poziomu która zadaje 5 punktów obrażeń). </text:p>
      <text:p text:style-name="P22">Tier 1: <text:span text:style-name="T73">Atak z Zaskoczenia</text:span></text:p>
      <text:p text:style-name="P22">Tier 1: <text:span text:style-name="T73">Umiejętności Zabójcy</text:span></text:p>
      <text:p text:style-name="P22">Tier 2: <text:span text:style-name="T73">Szybka Śmierć</text:span></text:p>
      <text:p text:style-name="P22">Tier 2: Infiltrator</text:p>
      <text:p text:style-name="P22">Tier 3: <text:span text:style-name="T73">Świadomość</text:span> <text:span text:style-name="T73">lub</text:span> <text:span text:style-name="T73">Warzenie Trucizn</text:span></text:p>
      <text:p text:style-name="P22">Tier 4: <text:span text:style-name="T73">Lepszy Atak z Zaskoczenia</text:span></text:p>
      <text:p text:style-name="P22">Tier 5: <text:span text:style-name="T73">Dodatkowe Obrażenia</text:span></text:p>
      <text:p text:style-name="P22">Tier 6: <text:span text:style-name="T73">Plan Ucieczki</text:span> <text:span text:style-name="T73">lub</text:span> M<text:span text:style-name="T73">orderca</text:span></text:p>
      <text:p text:style-name="P31">Wtrącenie MG: Większość ludzi nie reaguje dobrze na profesjonalnego zabójcę.</text:p>
      <text:p text:style-name="P20">Mówi Głosem Ziemi</text:p>
      <text:p text:style-name="P32">Twoje duchowe połączenie z naturą i środowiskiem daje Ci mistyczne moce.</text:p>
      <text:p text:style-name="Text_20_body">Tier 1: <text:span text:style-name="T74">Nasiona Furii</text:span></text:p>
      <text:p text:style-name="Text_20_body">Tier 1: <text:span text:style-name="T74">Wiedza o Dziczy</text:span></text:p>
      <text:p text:style-name="Text_20_body">Tier 2: <text:span text:style-name="T74">Chwytające Zielska</text:span></text:p>
      <text:p text:style-name="Text_20_body">Tier 3: <text:span text:style-name="T74">Ukojenie Dzikiego lub</text:span> <text:span text:style-name="T74">Komunikacja</text:span></text:p>
      <text:p text:style-name="Text_20_body">Tier 4: <text:span text:style-name="T74">Księżycowa Zmiana Kształtu</text:span></text:p>
      <text:p text:style-name="Text_20_body">Tier 5: <text:span text:style-name="T74">Erupcja Insektów</text:span></text:p>
      <text:p text:style-name="Text_20_body">Tier 6: <text:span text:style-name="T74">Wezwanie Burzy</text:span> <text:span text:style-name="T74">lub Trzęsienie Ziemi</text:span></text:p>
      <text:p text:style-name="P68"><text:span text:style-name="T75">Wtrącenie MG: Ranna naturalna (lecz niebezpieczna) istota jest odkryta. Ktoś poluje dla skór, zostawiając zwłoki, by </text:span><text:span text:style-name="T76">gniły. Drzewo uapda w lesie, jedno z ostatnich tak wielkich.</text:span></text:p>
      <text:p text:style-name="P14">Mówi do Duchów</text:p>
      <text:p text:style-name="P71">Niespokojne dusze, duchy natury i żywiołaki wspomagają Cię.</text:p>
      <text:p text:style-name="P71">(W pewnych settingach, Specjalizacja Mówi do Duchów dotyczy tylko jednego rodzaju duchów, takich jak duchy martwych, duchy natury itp.)</text:p>
      <text:p text:style-name="Text_20_body">Tier 1: <text:span text:style-name="T76">Przepytanie Ducha</text:span></text:p>
      <text:p text:style-name="Text_20_body">Tier 2: <text:span text:style-name="T76">Duch Kompan</text:span></text:p>
      <text:p text:style-name="Text_20_body">Tier 3: <text:span text:style-name="T76">Rozkazywanie Duchom lub</text:span> <text:span text:style-name="T76">Wyczulone Zmysły</text:span></text:p>
      <text:p text:style-name="Text_20_body">Tier 4: <text:span text:style-name="T76">Płaszcz Gniewu</text:span></text:p>
      <text:p text:style-name="Text_20_body">Tier 5: <text:span text:style-name="T76">Wezwanie Ducha</text:span></text:p>
      <text:p text:style-name="P69"><text:soft-page-break/>Tier 6: <text:span text:style-name="T12">Wezwanie Międzywymiarowego Ducha</text:span> <text:span text:style-name="T76">lub</text:span> <text:span text:style-name="T76">Absorpcja Ducha</text:span></text:p>
      <text:p text:style-name="P71">Wtrącenie MG: Niektórzy nie ufają tym, którzy sięzadają z duchami. Martwi czasami wcale nie chcą rozmawiać. </text:p>
      <text:p text:style-name="P14">Mówi z Maszynami</text:p>
      <text:p text:style-name="P71">Używasz swojego organicznego mózgu jak komputera, bezprzewodowo łącząć się z dowolnym urządzeniem elektronicznym. Możesz je kontrolować i wpływać na nie w sposób, w jaki inni nie mogą. </text:p>
      <text:p text:style-name="Text_20_body">Tier 1: <text:span text:style-name="T76">Umiłowanie do Maszyn</text:span></text:p>
      <text:p text:style-name="Text_20_body">Tier 1: <text:span text:style-name="T76">Interfejs Zasięgowy</text:span></text:p>
      <text:p text:style-name="Text_20_body">Tier 2: <text:span text:style-name="T76">Ulepszenie Maszyny</text:span></text:p>
      <text:p text:style-name="Text_20_body">Tier 2: <text:span text:style-name="T76">Zauroczenie Maszyny</text:span></text:p>
      <text:p text:style-name="Text_20_body">Tier 3: I<text:span text:style-name="T76">nteligentny Interfejs</text:span> <text:span text:style-name="T76">lub</text:span> <text:span text:style-name="T76">Rozkazywanie Maszynom</text:span></text:p>
      <text:p text:style-name="Text_20_body">Tier 4: <text:span text:style-name="T77">Kompan-Maszyna</text:span></text:p>
      <text:p text:style-name="Text_20_body">Tier 4: <text:span text:style-name="T77">Walczący z Robotami</text:span></text:p>
      <text:p text:style-name="Text_20_body">Tier 5: <text:span text:style-name="T77">Zbieranie Informacji</text:span></text:p>
      <text:p text:style-name="Text_20_body">Tier 6: <text:span text:style-name="T77">Kontrola Maszyny</text:span> <text:span text:style-name="T77">lub Ulepszony Kompan-Maszyna</text:span></text:p>
      <text:p text:style-name="P72">Wtrącenie MG: Maszyna się psuje lub działa w nieprzewidziany sposób.</text:p>
      <text:p text:style-name="P14">Nie Potrzebuje Broni</text:p>
      <text:p text:style-name="P73">Potężne ciosy, kopnięcia, zamachy łokciami i kolanami oraz ruchy całego ciała są wszystkimi broniami, których potrzebujesz. </text:p>
      <text:p text:style-name="Text_20_body">Tier 1: <text:span text:style-name="T78">Pięści Furii</text:span></text:p>
      <text:p text:style-name="Text_20_body">Tier 1: <text:span text:style-name="T78">Ciało z Kamienia</text:span></text:p>
      <text:p text:style-name="Text_20_body">Tier 2: <text:span text:style-name="T78">Atak z Rozbrojeniem</text:span></text:p>
      <text:p text:style-name="Text_20_body">Tier 2: <text:span text:style-name="T79">Sztuki Walki</text:span></text:p>
      <text:p text:style-name="Text_20_body">Tier 3: <text:span text:style-name="T79">Gibkość Niczym Woda</text:span> <text:span text:style-name="T79">lub Większy Ulepszony Potencjał</text:span></text:p>
      <text:p text:style-name="Text_20_body">Tier 4: <text:span text:style-name="T79">Odbicie Ataków</text:span></text:p>
      <text:p text:style-name="Text_20_body">Tier 5: <text:span text:style-name="T79">Atak Oszałamiający</text:span></text:p>
      <text:p text:style-name="Text_20_body">Tier 6: <text:span text:style-name="T79">Mistrz Sztuk Walki lub</text:span> <text:span text:style-name="T79">Śmiertelne Obrażenia</text:span></text:p>
      <text:p text:style-name="P75">\Wtrącenie MG: Uderzanie pewnych wrogów boli Cię tak mocno, jak ich ranisz. Wrogowie z broniami mają większy zasięg. Skomplikowane ruchy sztuk walki mogą Cię wytrącić z równowagi.</text:p>
      <text:p text:style-name="P14">Nie Robi Zbyt Dużo</text:p>
      <text:p text:style-name="P74">Jesteś obibokiem, ale wiesz coś o wielu rzeczach. </text:p>
      <text:p text:style-name="Text_20_body">Tier 1: <text:span text:style-name="T79">Lekcje Życiowe</text:span></text:p>
      <text:p text:style-name="Text_20_body"><text:soft-page-break/>Tier 2: <text:span text:style-name="T79">Wyluzowanie</text:span></text:p>
      <text:p text:style-name="Text_20_body">Tier 3: <text:span text:style-name="T79">Umiejętny Atak lub</text:span> <text:span text:style-name="T79">Improwizacja</text:span></text:p>
      <text:p text:style-name="Text_20_body">Tier 4: <text:span text:style-name="T79">Lekcje Życiowe</text:span></text:p>
      <text:p text:style-name="Text_20_body">Tier 4: <text:span text:style-name="T80">Większa Umiejętność Obrony</text:span></text:p>
      <text:p text:style-name="Text_20_body">Tier 5: <text:span text:style-name="T80">Większy Ulepszony Potencjał</text:span></text:p>
      <text:p text:style-name="P70">Tier 6: <text:span text:style-name="T80">Korzystając z Doświadczenia Życiowego</text:span> <text:span text:style-name="T80">lub Szybki Umysł</text:span></text:p>
      <text:p text:style-name="P76">Wtrącenie MG: Nowe sytuacje są konfundujące i stresujące. Przeszłe akcja (lub ich brak) wracają, by gnębić postać. </text:p>
      <text:p text:style-name="P14">Nigdy się nie Poddaje</text:p>
      <text:p text:style-name="P78">Nigdy się nie poddajesz, radzisz sobie z każdą raną, i zawsze jesteś gotowy na więcej.</text:p>
      <text:p text:style-name="Text_20_body">Tier 1: <text:span text:style-name="T81">Ulepszone Odzyskanie Zdrowia</text:span></text:p>
      <text:p text:style-name="Text_20_body">Tier 1: P<text:span text:style-name="T81">arcie Dalej</text:span></text:p>
      <text:p text:style-name="Text_20_body">Tier 2: <text:span text:style-name="T81">Zignorowanie Bólu</text:span></text:p>
      <text:p text:style-name="Text_20_body">Tier 3: <text:span text:style-name="T81">Gorączka Krwi lub</text:span> <text:span text:style-name="T81">Ukryta Siła</text:span></text:p>
      <text:p text:style-name="Text_20_body">Tier 4: <text:span text:style-name="T81">Determinacja</text:span> <text:span text:style-name="T81">lub</text:span> <text:span text:style-name="T81">Wytrzymalszy Niż Wróg</text:span></text:p>
      <text:p text:style-name="Text_20_body">Tier 5: <text:span text:style-name="T81">Jeszcze Żywy</text:span></text:p>
      <text:p text:style-name="Text_20_body">Tier 6: <text:span text:style-name="T81">Ostateczne Zaprzeczenie lub</text:span> <text:span text:style-name="T81">Zignorowanie Przeszkody</text:span></text:p>
      <text:p text:style-name="P78">Wtrącenie MG: Czasami, to ekwipunek i broń się poddają. </text:p>
      <text:p text:style-name="P14">Nosi Egzotyczną Tarczę</text:p>
      <text:p text:style-name="P78">Posiadasz wspaniałą tarczę czystej mocy, która zapewnia obronę i pewne zdolności ataku.</text:p>
      <text:p text:style-name="Text_20_body">Tier 1: <text:span text:style-name="T81">Tarcza Pola Siłowego</text:span></text:p>
      <text:p text:style-name="Text_20_body">Tier 1: <text:span text:style-name="T81">Uderzenie Mocy</text:span></text:p>
      <text:p text:style-name="Text_20_body">Tier 2: <text:span text:style-name="T81">Ulepszona Tarcza</text:span></text:p>
      <text:p text:style-name="Text_20_body">Tier 3: <text:span text:style-name="T81">Leczący Puls lub</text:span> <text:span text:style-name="T81">Rzut Tarczą Siłową</text:span></text:p>
      <text:p text:style-name="Text_20_body">Tier 4: <text:span text:style-name="T81">Zasilona Tarcza</text:span></text:p>
      <text:p text:style-name="Text_20_body">Tier 5: <text:span text:style-name="T81">Ściana Mocy</text:span></text:p>
      <text:p text:style-name="Text_20_body">Tier 6: <text:span text:style-name="T81">Skacząca Tarcza lub</text:span> <text:span text:style-name="T81">Wybuch Tarczy</text:span></text:p>
      <text:p text:style-name="P78">Wtrącenia MG: Tarcza jest chwilowo nieaktywna. Wróg chwilowo przejmuje kontrolę nad tarczą.</text:p>
      <text:p text:style-name="P14">Nosi Halo Ognia</text:p>
      <text:p text:style-name="P78">Możesz pokryć swe ciało płomieniami, co chroni Ciebie i rani Twoich wrogów. </text:p>
      <text:p text:style-name="Text_20_body">Tier 1: <text:span text:style-name="T81">Płaszcz Ognia</text:span></text:p>
      <text:p text:style-name="Text_20_body">Tier 2: <text:span text:style-name="T81">Macki Płomieni</text:span></text:p>
      <text:p text:style-name="Text_20_body"><text:soft-page-break/>Tier 3: <text:span text:style-name="T81">Skrzydła Ognia lub</text:span> <text:span text:style-name="T81">Ognista Ręka Zguby</text:span></text:p>
      <text:p text:style-name="Text_20_body">Tier 4: <text:span text:style-name="T81">Ostrze Ognia</text:span></text:p>
      <text:p text:style-name="Text_20_body">Tier 5: <text:span text:style-name="T81">Ogniste Macki</text:span></text:p>
      <text:p text:style-name="Text_20_body">Tier 6: <text:span text:style-name="T81">Ognisty Sługa lub</text:span> <text:span text:style-name="T81">Piekielny Szlak</text:span></text:p>
      <text:p text:style-name="P77"><text:span text:style-name="T81">Wtrącenie MG</text:span>: <text:span text:style-name="T81">Ogień pali łatwopalne materiały. Płomienie wyzwalają się spod kontroli. Prymitywne istoty boją się ognia i często atakują źródło swoich lęków. </text:span></text:p>
      <text:p text:style-name="P14">Nosi Zasilany Pancerz</text:p>
      <text:p text:style-name="Text_20_body">Tier 1: <text:span text:style-name="T82">Zasilany Pancerz</text:span></text:p>
      <text:p text:style-name="Text_20_body">Tier 1: <text:span text:style-name="T82">Ulepszona Moc</text:span></text:p>
      <text:p text:style-name="Text_20_body">Tier 2: <text:span text:style-name="T82">Wyświetlacz w Hełmie</text:span></text:p>
      <text:p text:style-name="Text_20_body">Tier 3: <text:span text:style-name="T82">Zbroja Fuzyjna lub</text:span> <text:span text:style-name="T82">Ulepszone Zdrowie</text:span></text:p>
      <text:p text:style-name="Text_20_body">Tier 4: <text:span text:style-name="T82">Wystrzał Mocy</text:span></text:p>
      <text:p text:style-name="Text_20_body">Tier 5: <text:span text:style-name="T82">Pole Mocy Zasilanego Pancerza</text:span></text:p>
      <text:p text:style-name="Text_20_body">Tier 6: <text:span text:style-name="T82">Mistrzowska Modyfikacja Pancerza </text:span>(<text:span text:style-name="T82">Krótki Lot)</text:span> <text:span text:style-name="T82">lub Mistrzowska Modyfikacja Pancerza</text:span> (<text:span text:style-name="T82">Pojemnik na Cypher</text:span>)</text:p>
      <text:p text:style-name="P79">Wtrącenie MG: Nie możesz zdjąć pancerza. Pancerz działa samodzielnie. Pancerz chwilowo się wyłącza. BN-i boją się pancerza. </text:p>
      <text:p text:style-name="P14">Oblicza Nieobliczalne</text:p>
      <text:p text:style-name="P80">Nadludzkie zdolności matematyczne pozwalająci Ci na modelowanie świata na bieżąco, dając Ci przewagę nad innymi. </text:p>
      <text:p text:style-name="Text_20_body">Tier 1: P<text:span text:style-name="T83">rorocze Równanie</text:span></text:p>
      <text:p text:style-name="Text_20_body">Tier 1: <text:span text:style-name="T83">Wyższa Matematyka</text:span></text:p>
      <text:p text:style-name="Text_20_body">Tier 2: <text:span text:style-name="T83">Proroczy Model</text:span></text:p>
      <text:p text:style-name="Text_20_body">Tier 3: <text:span text:style-name="T83">Podświadoma Obrona</text:span> <text:span text:style-name="T83">lub Ulepszony Intelekt</text:span></text:p>
      <text:p text:style-name="Text_20_body">Tier 4: <text:span text:style-name="T83">Obliczenia Bitewne</text:span></text:p>
      <text:p text:style-name="Text_20_body">Tier 5: <text:span text:style-name="T83">Większy Ulepszony Intelekt</text:span></text:p>
      <text:p text:style-name="Text_20_body">Tier 5: <text:span text:style-name="T83">Najwyższa Matematyka</text:span></text:p>
      <text:p text:style-name="Text_20_body">Tier 6: <text:span text:style-name="T83">Wiedza o Nieznanym</text:span> <text:span text:style-name="T83">lub</text:span> <text:span text:style-name="T83">Większy Ulepszony Intelekt </text:span></text:p>
      <text:p text:style-name="P80">Wtrącenie MG: Zbyt wiele przewidzianych wyników przeraża lub przeciąża i oszałamia postać. Wynik wskazuje na nadchodzącą klęskę. </text:p>
      <text:p text:style-name="P14">Otrzymuje Boskie Błogosławieństwa</text:p>
      <text:p text:style-name="P81">Jako oddany wyznawca boskiej istoty, posiadasz pewne moce swego bóstwa, by czynić cuda. </text:p>
      <text:p text:style-name="Text_20_body">Tier 1: <text:span text:style-name="T84">Błogosławieństwo Bóstw</text:span></text:p>
      <text:p text:style-name="Text_20_body"><text:soft-page-break/>Tier 2: <text:span text:style-name="T84">Ulepszony Intelekt</text:span></text:p>
      <text:p text:style-name="Text_20_body">Tier 3: <text:span text:style-name="T84">Boski Blask lub</text:span> <text:span text:style-name="T84">Kwiat Ognia</text:span></text:p>
      <text:p text:style-name="Text_20_body">Tier 4: <text:span text:style-name="T84">Niebiańska Gloria</text:span></text:p>
      <text:p text:style-name="Text_20_body">Tier 5: <text:span text:style-name="T84">Boska Interwencja</text:span></text:p>
      <text:p text:style-name="Text_20_body">Tier 6: <text:span text:style-name="T84">Boski Symbo</text:span>l <text:span text:style-name="T84">lub</text:span> <text:span text:style-name="T84">Przywołanie Demona</text:span></text:p>
      <text:p text:style-name="P81">Wtrącenie MG: Demon bada użytkowników boskiej magii. Rywalizujący kult ma problemy z naukami postaci.</text:p>
      <text:p text:style-name="Text_20_body">Pilotuje Statki Kosmiczne</text:p>
      <text:p text:style-name="P81">Jesteś pilotem statku kosmicznego</text:p>
      <text:p text:style-name="Text_20_body">Tier 1: Pilot<text:span text:style-name="T84">aż</text:span></text:p>
      <text:p text:style-name="Text_20_body">Tier 1: <text:span text:style-name="T84">Planetarna Wiedza</text:span></text:p>
      <text:p text:style-name="Text_20_body">Tier 2: <text:span text:style-name="T84">Kryjówka w Kosmosie</text:span></text:p>
      <text:p text:style-name="Text_20_body">Tier 2: <text:span text:style-name="T84">Umysłowa Odporność</text:span></text:p>
      <text:p text:style-name="Text_20_body">Tier 3: Expert-Pilot</text:p>
      <text:p text:style-name="P82">Tier 3: <text:span text:style-name="T13">Obeznanie ze Statkiem Kosmicznym</text:span> <text:span text:style-name="T84">lub</text:span> <text:span text:style-name="T84">Kompan-Maszyna</text:span></text:p>
      <text:p text:style-name="P82">Tier 4: <text:span text:style-name="T13">Sensory Statku Kosmicznego</text:span></text:p>
      <text:p text:style-name="Text_20_body">Tier 4: <text:span text:style-name="T84">Ulepszona Szybkość</text:span></text:p>
      <text:p text:style-name="P82">Tier 5: <text:span text:style-name="T14">Znam Ten Statek Jak Własną Dłoń)</text:span></text:p>
      <text:p text:style-name="Text_20_body">Tier 6: <text:span text:style-name="T84">Wspaniały Pilot</text:span></text:p>
      <text:p text:style-name="Text_20_body">Tier 6: <text:span text:style-name="T84">Kontrola Zdalna lub</text:span> <text:span text:style-name="T84">Umiejętny Atak</text:span></text:p>
      <text:p text:style-name="P81">Wtrącenie MG: Statek się gubi, psuje, lub zostaje zaatakowany w kosmosie. Dokonujesz odkrycia obcego pasażera na gapę. </text:p>
      <text:p text:style-name="P14">Podróżuje przez Czas</text:p>
      <text:p text:style-name="P81">Widzisz poprzez strumienie czasu, próbujesz w nie sięgnąć i w końcu nawet przez nie podróżować. </text:p>
      <text:p text:style-name="P81">(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Tier 1: <text:span text:style-name="T85">Przebłysk</text:span></text:p>
      <text:p text:style-name="Text_20_body">Tier 2: <text:span text:style-name="T85">Historia Przedmiotu</text:span></text:p>
      <text:p text:style-name="Text_20_body">Tier 3: <text:span text:style-name="T85">Przyspieszenie Czasoprzestrzenne lub</text:span> <text:span text:style-name="T85">Pętla Czasu</text:span></text:p>
      <text:p text:style-name="Text_20_body">Tier 4: <text:span text:style-name="T85">Czasoprzestrzenne Przesunięcie</text:span></text:p>
      <text:p text:style-name="Text_20_body">Tier 5: <text:span text:style-name="T85">Sobowtór Czasoprzestrzenny</text:span></text:p>
      <text:p text:style-name="Text_20_body"><text:soft-page-break/>Tier 6: <text:span text:style-name="T85">Wezwanie przez Czas lub Podróż w Czasie</text:span></text:p>
      <text:p text:style-name="P94">Wtrącenie MG: Powstają paradoksy. Inni pamiętają przeszłe wydarzenia inaczej.</text:p>
      <text:p text:style-name="P14">Poluje</text:p>
      <text:p text:style-name="P96"><text:span text:style-name="T61">Jesteś wytrwałym łowcą, który potrafi upolować to, co zechce.</text:span></text:p>
      <text:p text:style-name="Text_20_body">Tier 1: <text:span text:style-name="T86">Estetyczny Atak</text:span></text:p>
      <text:p text:style-name="Text_20_body">Tier 1: <text:span text:style-name="T86">Łowczy</text:span></text:p>
      <text:p text:style-name="Text_20_body">Tier 2: <text:span text:style-name="T86">Cel</text:span></text:p>
      <text:p text:style-name="Text_20_body">Tier 2: <text:span text:style-name="T86">Skradanie się</text:span></text:p>
      <text:p text:style-name="Text_20_body">Tier 3: <text:span text:style-name="T86">Walczący z Hordą lub</text:span> <text:span text:style-name="T86">Bieg i Chwyt</text:span></text:p>
      <text:p text:style-name="Text_20_body">Tier 4: <text:span text:style-name="T86">Atak z Zaskoczena</text:span></text:p>
      <text:p text:style-name="Text_20_body">Tier 5: <text:span text:style-name="T86">Dążenie Łowcy</text:span></text:p>
      <text:p text:style-name="Text_20_body">Tier 6: <text:span text:style-name="T86">Większa Umiejętność Ataku lub</text:span> <text:span text:style-name="T86">Wiele Celów</text:span></text:p>
      <text:p text:style-name="Text_20_body"><text:span text:style-name="T86">Wtrącenie MG</text:span>: <text:span text:style-name="T86">Ofiara dostrzega postać. Cel nie jest taki słaby, jak się wydawał.</text:span></text:p>
      <text:p text:style-name="Text_20_body"><text:span text:style-name="T50">Pomaga Swoim Przyjaciołom</text:span></text:p>
      <text:p text:style-name="P96"><text:span text:style-name="T61">Kochasz swoich przyjaciół i pomagasz im w każdej trudności, niezależnie od wszystkiego.</text:span></text:p>
      <text:p text:style-name="Text_20_body"><text:span text:style-name="T86">Opcja do podmiany</text:span>: <text:span text:style-name="T86">Porada od Przyjaciela</text:span></text:p>
      <text:p text:style-name="Text_20_body">Tier 1: <text:span text:style-name="T86">Pomoc Przyjaciela</text:span></text:p>
      <text:p text:style-name="Text_20_body">Tier 1: <text:span text:style-name="T86">Odwaga</text:span></text:p>
      <text:p text:style-name="P96">Tier 2: <text:s/><text:span text:style-name="T15">Ochrona Przed Zmiennym Losem</text:span></text:p>
      <text:p text:style-name="Text_20_body">Tier 3: <text:span text:style-name="T86">Koka lub</text:span> <text:span text:style-name="T86">Umiejętny Atak</text:span></text:p>
      <text:p text:style-name="Text_20_body">Tier 4: <text:span text:style-name="T86">Obrońca Przyjaciół</text:span></text:p>
      <text:p text:style-name="Text_20_body">Tier 4: <text:span text:style-name="T86">Ulepszona Muskulatura</text:span></text:p>
      <text:p text:style-name="Text_20_body">Tier 5: <text:span text:style-name="T86">Zainspirowanie Akcji</text:span></text:p>
      <text:p text:style-name="Text_20_body">Tier 6: <text:span text:style-name="T86">Głębokie Przemyślenia lub</text:span> <text:span text:style-name="T86">Umiejętna Obrona</text:span></text:p>
      <text:p text:style-name="Text_20_body"><text:span text:style-name="T86">Wtrącenie MG</text:span>: <text:span text:style-name="T86">Inni czasami mają niecne motywacje. Służby porządkowe się Tobą interesują. Nawet, gdy wszystko idzie dobrze, będzie to miało swoje konsekwencje. </text:span></text:p>
      <text:p text:style-name="P14">Porusza się jak Kot</text:p>
      <text:p text:style-name="P96"><text:span text:style-name="T86">Lekki, zwinny i pełen gracji, poruszasz się szybko i łatwo, co pozwala Ci unikać niebezpieczeństw.</text:span></text:p>
      <text:p text:style-name="P96">Tier 1: <text:span text:style-name="T16">Większa Ulepszona Szybkość</text:span></text:p>
      <text:p text:style-name="Text_20_body">Tier 1: B<text:span text:style-name="T86">alansowanie</text:span></text:p>
      <text:p text:style-name="Text_20_body">Tier 2: <text:span text:style-name="T86">Umiejętności Ruchu</text:span></text:p>
      <text:p text:style-name="Text_20_body">Tier 2: <text:span text:style-name="T86">Bezpieczny Upadek</text:span></text:p>
      <text:p text:style-name="Text_20_body"><text:soft-page-break/>Tier 3: <text:span text:style-name="T86">Trudny to Trafienia</text:span></text:p>
      <text:p text:style-name="P96">Tier 3: <text:span text:style-name="T17">Ulepszone Skupienie w Szybkości</text:span> <text:span text:style-name="T86">lub</text:span> <text:s/><text:span text:style-name="T16">Większa Ulepszona Szybkość</text:span></text:p>
      <text:p text:style-name="Text_20_body">Tier 4: <text:span text:style-name="T86">Szybki Cios</text:span></text:p>
      <text:p text:style-name="Text_20_body">Tier 5: <text:span text:style-name="T86">Śliski</text:span></text:p>
      <text:p text:style-name="P96">Tier 6: <text:span text:style-name="T18">Perfekcyjna Szybkość</text:span> or <text:s/><text:span text:style-name="T16">Większa Ulepszona Szybkość</text:span></text:p>
      <text:p text:style-name="Text_20_body"><text:span text:style-name="T86">Wtrącenie MG</text:span>: <text:span text:style-name="T86">Nawet kot może być niezdarny. Skok nie jest tak łatwy jak wygląda. Ucieczka jest na tyle przesadzona, że umieszcza postać w bardzo niebezpiecznym położeniu.</text:span></text:p>
      <text:p text:style-name="Text_20_body">Porusza się jak Wiatr</text:p>
      <text:p text:style-name="Text_20_body"><text:span text:style-name="T86">Możesz się poruszać tak szybko, że rozmywasz się w oczach.</text:span></text:p>
      <text:p text:style-name="P96">Tier 1: <text:span text:style-name="T16">Większa Ulepszona Szybkość</text:span></text:p>
      <text:p text:style-name="P96">Tier 1: <text:span text:style-name="T19">Szybkostopy</text:span></text:p>
      <text:p text:style-name="P96">Tier 2: <text:span text:style-name="T6">Trudny do Trafienia</text:span></text:p>
      <text:p text:style-name="P96">Tier 3: <text:span text:style-name="T18">Perfekcyjna Szybkość</text:span> <text:span text:style-name="T86">lub</text:span> <text:s/><text:span text:style-name="T16">Większa Ulepszona Szybkość</text:span></text:p>
      <text:p text:style-name="P96">Tier 4: <text:span text:style-name="T20">W Mgnieniu Oka</text:span></text:p>
      <text:p text:style-name="P96">Tier 5: <text:span text:style-name="T6">Rozmazany</text:span></text:p>
      <text:p text:style-name="P96">Tier 6: <text:span text:style-name="T18">Perfekcyjna Szybkość</text:span> or <text:span text:style-name="T21">Niemożliwa Szybkość</text:span></text:p>
      <text:p text:style-name="Text_20_body"><text:span text:style-name="T86">Wtrącenie MG</text:span>: <text:span text:style-name="T86">Powierzchnie mogą być </text:span><text:span text:style-name="T87">ś</text:span><text:span text:style-name="T86">liskie lub oferować ukryte przeszkody. Ruch innych istot może być trudny do przewidzenia, i postać może w nie wbiec.</text:span></text:p>
      <text:p text:style-name="P14">Posiada Licencję na Broń</text:p>
      <text:p text:style-name="P97">Posiadasz pistolet i wiesz, jak z niego skorzystać w walce. </text:p>
      <text:p text:style-name="P98"><text:span text:style-name="T88">(Choć Posiada Licencjęna Broń zaprojektowaniu z myślą o współczesnej broni, może także dotyczyć futurystycznych blasterów lub innych broni dystansowych.)</text:span></text:p>
      <text:p text:style-name="P98">Tier 1: <text:span text:style-name="T22">Rewolwerowiec</text:span></text:p>
      <text:p text:style-name="P98">Tier 1: <text:span text:style-name="T23">Wyszkolony w Broni Palnej</text:span></text:p>
      <text:p text:style-name="P98">Tier 2: <text:span text:style-name="T12">Ostrożny Strzał</text:span></text:p>
      <text:p text:style-name="P98">Tier 3: <text:span text:style-name="T22">Wyszkolony Rewolwerowiec</text:span> <text:span text:style-name="T88">lub </text:span><text:span text:style-name="T24">Dodatkowe Obrażenia</text:span></text:p>
      <text:p text:style-name="P98">Tier 4: <text:span text:style-name="T25">Podwójny Wystrzał</text:span></text:p>
      <text:p text:style-name="P98">Tier 5: <text:span text:style-name="T26">Potrójny Wystrzał</text:span></text:p>
      <text:p text:style-name="P98">Tier 6: <text:span text:style-name="T25">Specjalny Strzał</text:span> <text:span text:style-name="T88">lub </text:span><text:span text:style-name="T27">Śmiertelne Obrażenia</text:span></text:p>
      <text:p text:style-name="Text_20_body"><text:span text:style-name="T88">Wtrącenie MG:</text:span> <text:span text:style-name="T88">Chybiony strzał lub zacięcie się broni! Atak nie odnosi stutku i akcja jest stracona, plus potrzeba dodatkowej akcji, by zająć się problemem. </text:span></text:p>
      <text:p text:style-name="P14">Posiada Magicznego Sprzymierzeńca</text:p>
      <text:p text:style-name="Text_20_body"><text:soft-page-break/><text:span text:style-name="T88">Sprzymierzona magiczna istota, przywiązana do przedmiotu (np.: pomniejszy dżin w lampie lub duch w fajce) to Twój przyjaciel, obrońca i broń.</text:span></text:p>
      <text:p text:style-name="P98">Tier 1: <text:span text:style-name="T28">Zwią</text:span><text:span text:style-name="T29">zana</text:span><text:span text:style-name="T28"> Magiczn</text:span><text:span text:style-name="T29">a</text:span><text:span text:style-name="T28"> Istot</text:span><text:span text:style-name="T29">a</text:span></text:p>
      <text:p text:style-name="P98">Tier 2: <text:span text:style-name="T30">Więź z Obiektem</text:span></text:p>
      <text:p text:style-name="P98">Tier 2: <text:span text:style-name="T6">Szuflad</text:span><text:span text:style-name="T31">a</text:span><text:span text:style-name="T6">-Skrytka</text:span></text:p>
      <text:p text:style-name="P98">Tier 3: <text:span text:style-name="T32">Mniejsze Życzenie</text:span> <text:span text:style-name="T88">lub </text:span><text:span text:style-name="T32">Rumak</text:span></text:p>
      <text:p text:style-name="P98">Tier 4: <text:span text:style-name="T21">Ulepszona Więź z Przedmiotem</text:span></text:p>
      <text:p text:style-name="P98">Tier 5: <text:span text:style-name="T32">Średnie Życzenie</text:span></text:p>
      <text:p text:style-name="P98">Tier 6: <text:span text:style-name="T33">Mistrzostwo Więzi </text:span><text:span text:style-name="T31">z</text:span><text:span text:style-name="T33"> Obiektem</text:span> <text:span text:style-name="T88">lub </text:span><text:span text:style-name="T34">Zaufaj Swemu Szczęściu</text:span></text:p>
      <text:p text:style-name="Text_20_body"><text:span text:style-name="T88">Wtrącenie MG</text:span>: <text:span text:style-name="T88">Istota nagle znika w swoim przedmiocie. Związany obiekt zostaje uszkodzony. Istota nie zgadza sięi nie czyni tego, o co się nią prosi. Istota twierdzi, że odchodzi, jeśli nie wykona się dla niej pewnego zadania.</text:span></text:p>
      <text:p text:style-name="Text_20_body">Pracuje w Ciemnych Uliczkach (Works the Back Alleys)</text:p>
      <text:p text:style-name="Text_20_body">Pracuje, by Żyć (Works for a Living)</text:p>
      <text:p text:style-name="Text_20_body">Przebudza Sny (Awakens Dreams)</text:p>
      <text:p text:style-name="Text_20_body">Przeszukuje Ruiny (Scavenges)</text:p>
      <text:p text:style-name="Text_20_body">Przewodzi (Leads)</text:p>
      <text:p text:style-name="Text_20_body">Przyjmuje Zwierzęcy Kształt (Takes Animal Shape)</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ext:soft-page-break/>Tworzy Unikalne Obiekty (Crafts Unique Objects)</text:p>
      <text:p text:style-name="Text_20_body">Ucieka Precz (Runs Away)</text:p>
      <text:p text:style-name="Text_20_body">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5-30T01:34:51.886000000</dc:date>
    <meta:editing-duration>PT5H33M11S</meta:editing-duration>
    <meta:editing-cycles>43</meta:editing-cycles>
    <meta:generator>LibreOffice/7.1.4.2$Windows_X86_64 LibreOffice_project/a529a4fab45b75fefc5b6226684193eb000654f6</meta:generator>
    <meta:document-statistic meta:table-count="0" meta:image-count="0" meta:object-count="0" meta:page-count="28" meta:paragraph-count="734" meta:word-count="6788" meta:character-count="45084" meta:non-whitespace-character-count="39000"/>
  </office:meta>
</office:document-meta>
</file>